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244.6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126.79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77.41pt"/>
    </style:style>
    <style:style style:name="co14" style:family="table-column">
      <style:table-column-properties fo:break-before="auto" style:column-width="371.54pt"/>
    </style:style>
    <style:style style:name="co11" style:family="table-column">
      <style:table-column-properties fo:break-before="auto" style:column-width="119.91pt"/>
    </style:style>
    <style:style style:name="co12" style:family="table-column">
      <style:table-column-properties fo:break-before="auto" style:column-width="75.86pt"/>
    </style:style>
    <style:style style:name="co13" style:family="table-column">
      <style:table-column-properties fo:break-before="auto" style:column-width="82.06pt"/>
    </style:style>
    <style:style style:name="co15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383d3c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0">
      <style:table-cell-properties fo:background-color="#999999"/>
    </style:style>
    <style:style style:name="ce18" style:family="table-cell" style:parent-style-name="Default" style:data-style-name="N0">
      <style:table-cell-properties fo:background-color="#ffdaa2"/>
    </style:style>
    <style:style style:name="ce19" style:family="table-cell" style:parent-style-name="Default">
      <style:table-cell-properties fo:background-color="#7da7d8"/>
    </style:style>
    <style:style style:name="ce20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fff450"/>
    </style:style>
    <style:style style:name="ce22" style:family="table-cell" style:parent-style-name="Default">
      <style:table-cell-properties fo:background-color="#add58a"/>
    </style:style>
    <style:style style:name="ce23" style:family="table-cell" style:parent-style-name="Default">
      <style:table-cell-properties fo:background-color="#bd7cb5"/>
    </style:style>
    <style:style style:name="ce24" style:family="table-cell" style:parent-style-name="Default">
      <style:table-cell-properties fo:background-color="#f58220"/>
      <style:text-properties style:use-window-font-color="true"/>
    </style:style>
    <style:style style:name="ce25" style:family="table-cell" style:parent-style-name="Default">
      <style:table-cell-properties fo:background-color="#f79448"/>
    </style:style>
    <style:style style:name="ce26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daa2"/>
    </style:style>
    <style:style style:name="ce27" style:family="table-cell" style:parent-style-name="Default">
      <style:table-cell-properties fo:background-color="#cccccc"/>
    </style:style>
    <style:style style:name="ce31" style:family="table-cell" style:parent-style-name="Default" style:data-style-name="N0">
      <style:table-cell-properties fo:background-color="#383d3c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9999"/>
    </style:style>
    <style:style style:name="ce39" style:family="table-cell" style:parent-style-name="Default">
      <style:table-cell-properties fo:background-color="#dddddd"/>
    </style:style>
    <style:style style:name="ce40" style:family="table-cell" style:parent-style-name="Default" style:data-style-name="N0">
      <style:table-cell-properties fo:background-color="#999999"/>
    </style:style>
    <style:style style:name="ce41" style:family="table-cell" style:parent-style-name="Default" style:data-style-name="N0">
      <style:table-cell-properties fo:background-color="#ffdaa2"/>
    </style:style>
    <style:style style:name="ce42" style:family="table-cell" style:parent-style-name="Default">
      <style:table-cell-properties fo:background-color="#7da7d8"/>
    </style:style>
    <style:style style:name="ce43" style:family="table-cell" style:parent-style-name="Default">
      <style:table-cell-properties fo:background-color="#fff200"/>
    </style:style>
    <style:style style:name="ce44" style:family="table-cell" style:parent-style-name="Default">
      <style:table-cell-properties fo:background-color="#fff450"/>
    </style:style>
    <style:style style:name="ce45" style:family="table-cell" style:parent-style-name="Default">
      <style:table-cell-properties fo:background-color="#add58a"/>
    </style:style>
    <style:style style:name="ce46" style:family="table-cell" style:parent-style-name="Default">
      <style:table-cell-properties fo:background-color="#bd7cb5"/>
    </style:style>
    <style:style style:name="ce47" style:family="table-cell" style:parent-style-name="Default">
      <style:table-cell-properties fo:background-color="#f58220"/>
      <style:text-properties style:use-window-font-color="true"/>
    </style:style>
    <style:style style:name="ce48" style:family="table-cell" style:parent-style-name="Default">
      <style:table-cell-properties fo:background-color="#f79448"/>
    </style:style>
    <style:style style:name="ce49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aa2"/>
    </style:style>
    <style:style style:name="ce51" style:family="table-cell" style:parent-style-name="Default">
      <style:table-cell-properties fo:background-color="#383d3c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0">
      <style:table-cell-properties fo:background-color="#383d3c"/>
    </style:style>
    <style:style style:name="ce55" style:family="table-cell" style:parent-style-name="Default">
      <style:table-cell-properties fo:background-color="#cccccc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38" office:value-type="string" calcext:value-type="string">
            <text:p>Index</text:p>
          </table:table-cell>
          <table:table-cell table:style-name="ce40" office:value-type="string" calcext:value-type="string">
            <text:p>Name</text:p>
          </table:table-cell>
          <table:table-cell table:style-name="ce38" office:value-type="string" calcext:value-type="string">
            <text:p>Type</text:p>
          </table:table-cell>
          <table:table-cell table:style-name="ce38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Port Alistai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Big Landing Station, Starting poi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Glum Hex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loomy Outpost with Hackers, Outlaw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Gas Mine 15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s mining outpos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2" office:value-type="string" calcext:value-type="string">
            <text:p>Ambiguous Lab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mall lab producing toxins and narcotic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Kudrow Ore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uge mining outpo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3" office:value-type="string" calcext:value-type="string">
            <text:p>Mining Area 14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ining Outp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Hydro Harve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gricultural Outp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Hikers Research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esearch Lab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Oasis Depo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arming Outpost/ with some tower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6" office:value-type="string" calcext:value-type="string">
            <text:p>LKRM-Highdu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usty moon type of outpos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6" office:value-type="string" calcext:value-type="string">
            <text:p>Yantar-4K2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b Station for future destination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ycho Station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Underground City, Industri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7" office:value-type="string" calcext:value-type="string">
            <text:p>Lourv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igh buildings partly industria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8" office:value-type="string" calcext:value-type="string">
            <text:p>LKRM-Westforge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9" office:value-type="string" calcext:value-type="string">
            <text:p>LKRM-Sandy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0" office:value-type="string" calcext:value-type="string">
            <text:p>Cloud 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oud city producing gas, floating disc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Area 6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dustrial plane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6" office:value-type="string" calcext:value-type="string">
            <text:p>Cargo Depot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ge station with container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1" office:value-type="string" calcext:value-type="string">
            <text:p>CyberTech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yberpunk Cit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1" office:value-type="string" calcext:value-type="string">
            <text:p>Fobos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oon stati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1" office:value-type="string" calcext:value-type="string">
            <text:p>Deep Space 4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mall station outpos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kigake</text:p>
          </table:table-cell>
          <table:table-cell office:value-type="string" calcext:value-type="string">
            <text:p>Statio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inen</text:p>
          </table:table-cell>
          <table:table-cell office:value-type="string" calcext:value-type="string">
            <text:p>Station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zomi</text:p>
          </table:table-cell>
          <table:table-cell office:value-type="string" calcext:value-type="string">
            <text:p>Station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katsuki</text:p>
          </table:table-cell>
          <table:table-cell office:value-type="string" calcext:value-type="string">
            <text:p>Station</text:p>
          </table:table-cell>
          <table:table-cell table:number-columns-repeated="2"/>
        </table:table-row>
      </table:table>
      <table:table table:name="Items" table:style-name="ta1">
        <table:table-column table:style-name="co1" table:default-cell-style-name="ce39"/>
        <table:table-column table:style-name="co5" table:default-cell-style-name="ce50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38" office:value-type="string" calcext:value-type="string">
            <text:p>Index</text:p>
          </table:table-cell>
          <table:table-cell table:style-name="ce40" office:value-type="string" calcext:value-type="string">
            <text:p>Name</text:p>
          </table:table-cell>
          <table:table-cell table:style-name="ce38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phe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 Sup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nth Com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tat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rylli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lori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undu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r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uori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ydroge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din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in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dical Sup.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cessed Food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rtz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rap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im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taniu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ngste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ack Lace</text:p>
          </table:table-cell>
          <table:table-cell table:number-columns-repeated="2"/>
        </table:table-row>
      </table:table>
      <table:table table:name="Distance" table:style-name="ta1">
        <office:forms form:automatic-focus="false" form:apply-design-mode="false"/>
        <table:table-column table:style-name="co1" table:default-cell-style-name="ce39"/>
        <table:table-column table:style-name="co6" table:default-cell-style-name="ce52"/>
        <table:table-column table:style-name="co1" table:number-columns-repeated="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" table:default-cell-style-name="ce55"/>
        <table:table-row table:style-name="ro1">
          <table:table-cell table:style-name="Default" table:number-columns-repeated="2"/>
          <table:table-cell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  <table:table-cell table:formula="of:=[.$A20]" office:value-type="float" office:value="17" calcext:value-type="float">
            <text:p>17</text:p>
          </table:table-cell>
          <table:table-cell table:formula="of:=[.$A21]" office:value-type="float" office:value="18" calcext:value-type="float">
            <text:p>18</text:p>
          </table:table-cell>
          <table:table-cell table:formula="of:=[.$A22]" office:value-type="float" office:value="19" calcext:value-type="float">
            <text:p>19</text:p>
          </table:table-cell>
          <table:table-cell table:formula="of:=[.$A23]" office:value-type="float" office:value="20" calcext:value-type="float">
            <text:p>20</text:p>
          </table:table-cell>
          <table:table-cell table:formula="of:=[.$A24]" office:value-type="float" office:value="21" calcext:value-type="float">
            <text:p>21</text:p>
          </table:table-cell>
          <table:table-cell table:formula="of:=[.$A25]" office:value-type="float" office:value="22" calcext:value-type="float">
            <text:p>22</text:p>
          </table:table-cell>
          <table:table-cell table:formula="of:=[.$A26]" office:value-type="float" office:value="23" calcext:value-type="float">
            <text:p>23</text:p>
          </table:table-cell>
          <table:table-cell table:formula="of:=[.$A27]" office:value-type="float" office:value="24" calcext:value-type="float">
            <text:p>24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/>
          <table:table-cell table:style-name="ce50" table:formula="of:=[.$B3]" office:value-type="string" office:string-value="Port Alistair" calcext:value-type="string">
            <text:p>Port Alistair</text:p>
          </table:table-cell>
          <table:table-cell table:style-name="ce42" table:formula="of:=[.$B4]" office:value-type="string" office:string-value="Glum Hex" calcext:value-type="string">
            <text:p>Glum Hex</text:p>
          </table:table-cell>
          <table:table-cell table:style-name="ce42" table:formula="of:=[.B5]" office:value-type="string" office:string-value="Gas Mine 158" calcext:value-type="string">
            <text:p>Gas Mine 158</text:p>
          </table:table-cell>
          <table:table-cell table:style-name="ce42" table:formula="of:=[.B6]" office:value-type="string" office:string-value="Ambiguous Lab" calcext:value-type="string">
            <text:p>Ambiguous Lab</text:p>
          </table:table-cell>
          <table:table-cell table:style-name="ce43" table:formula="of:=[.B7]" office:value-type="string" office:string-value="Kudrow Ore" calcext:value-type="string">
            <text:p>Kudrow Ore</text:p>
          </table:table-cell>
          <table:table-cell table:style-name="ce43" table:formula="of:=[.B8]" office:value-type="string" office:string-value="Mining Area 147" calcext:value-type="string">
            <text:p>Mining Area 147</text:p>
          </table:table-cell>
          <table:table-cell table:style-name="ce44" table:formula="of:=[.B9]" office:value-type="string" office:string-value="Hydro Harvest" calcext:value-type="string">
            <text:p>Hydro Harvest</text:p>
          </table:table-cell>
          <table:table-cell table:style-name="ce45" table:formula="of:=[.B10]" office:value-type="string" office:string-value="Hikers Research" calcext:value-type="string">
            <text:p>Hikers Research</text:p>
          </table:table-cell>
          <table:table-cell table:style-name="ce45" table:formula="of:=[.B11]" office:value-type="string" office:string-value="Oasis Depot" calcext:value-type="string">
            <text:p>Oasis Depot</text:p>
          </table:table-cell>
          <table:table-cell table:style-name="ce46" table:formula="of:=[.B12]" office:value-type="string" office:string-value="LKRM-Highdust" calcext:value-type="string">
            <text:p>LKRM-Highdust</text:p>
          </table:table-cell>
          <table:table-cell table:style-name="ce46" table:formula="of:=[.B13]" office:value-type="string" office:string-value="Yantar-4K2M" calcext:value-type="string">
            <text:p>Yantar-4K2M</text:p>
          </table:table-cell>
          <table:table-cell table:formula="of:=[.B14]" office:value-type="string" office:string-value="Tycho Station" calcext:value-type="string">
            <text:p>Tycho Station</text:p>
          </table:table-cell>
          <table:table-cell table:style-name="ce47" table:formula="of:=[.B15]" office:value-type="string" office:string-value="Lourvil" calcext:value-type="string">
            <text:p>Lourvil</text:p>
          </table:table-cell>
          <table:table-cell table:style-name="ce48" table:formula="of:=[.B16]" office:value-type="string" office:string-value="LKRM-Westforge" calcext:value-type="string">
            <text:p>LKRM-Westforge</text:p>
          </table:table-cell>
          <table:table-cell table:style-name="ce53" table:formula="of:=[.B17]" office:value-type="string" office:string-value="LKRM-Sandy" calcext:value-type="string">
            <text:p>LKRM-Sandy</text:p>
          </table:table-cell>
          <table:table-cell table:style-name="ce50" table:formula="of:=[.B18]" office:value-type="string" office:string-value="Cloud City" calcext:value-type="string">
            <text:p>Cloud City</text:p>
          </table:table-cell>
          <table:table-cell table:style-name="ce43" table:formula="of:=[.B19]" office:value-type="string" office:string-value="Area 64" calcext:value-type="string">
            <text:p>Area 64</text:p>
          </table:table-cell>
          <table:table-cell table:style-name="ce46" table:formula="of:=[.B20]" office:value-type="string" office:string-value="Cargo Depot" calcext:value-type="string">
            <text:p>Cargo Depot</text:p>
          </table:table-cell>
          <table:table-cell table:style-name="ce54" table:formula="of:=[.B21]" office:value-type="string" office:string-value="CyberTech" calcext:value-type="string">
            <text:p>CyberTech</text:p>
          </table:table-cell>
          <table:table-cell table:style-name="ce54" table:formula="of:=[.B22]" office:value-type="string" office:string-value="Fobos" calcext:value-type="string">
            <text:p>Fobos</text:p>
          </table:table-cell>
          <table:table-cell table:style-name="ce51" table:formula="of:=[.B23]" office:value-type="string" office:string-value="Deep Space 41" calcext:value-type="string">
            <text:p>Deep Space 41</text:p>
          </table:table-cell>
          <table:table-cell table:formula="of:=[.B24]" office:value-type="string" office:string-value="Sakigake" calcext:value-type="string">
            <text:p>Sakigake</text:p>
          </table:table-cell>
          <table:table-cell table:formula="of:=[.B25]" office:value-type="string" office:string-value="Shinen" calcext:value-type="string">
            <text:p>Shinen</text:p>
          </table:table-cell>
          <table:table-cell table:formula="of:=[.B26]" office:value-type="string" office:string-value="Nozomi" calcext:value-type="string">
            <text:p>Nozomi</text:p>
          </table:table-cell>
          <table:table-cell table:formula="of:=[.B27]" office:value-type="string" office:string-value="Akatsuki" calcext:value-type="string">
            <text:p>Akatsuki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1" table:formula="of:=[$Locations.B2]" office:value-type="string" office:string-value="Port Alistair" calcext:value-type="string">
            <text:p>Port Alistair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COUNTIF([.D3:.AB3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2" table:formula="of:=[$Locations.B3]" office:value-type="string" office:string-value="Glum Hex" calcext:value-type="string">
            <text:p>Glum Hex</text:p>
          </table:table-cell>
          <table:table-cell/>
          <table:table-cell table:formula="of:=[.E3]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Default" table:formula="of:=COUNTIF([.D4:.AB4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table:formula="of:=[$Locations.B4]" office:value-type="string" office:string-value="Gas Mine 158" calcext:value-type="string">
            <text:p>Gas Mine 158</text:p>
          </table:table-cell>
          <table:table-cell/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Default" table:formula="of:=COUNTIF([.D5:.AB5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2" table:formula="of:=[$Locations.B5]" office:value-type="string" office:string-value="Ambiguous Lab" calcext:value-type="string">
            <text:p>Ambiguous Lab</text:p>
          </table:table-cell>
          <table:table-cell/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Default" table:formula="of:=COUNTIF([.D6:.AB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3" table:formula="of:=[$Locations.B6]" office:value-type="string" office:string-value="Kudrow Ore" calcext:value-type="string">
            <text:p>Kudrow Ore</text:p>
          </table:table-cell>
          <table:table-cell/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COUNTIF([.D7:.AB7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3" table:formula="of:=[$Locations.B7]" office:value-type="string" office:string-value="Mining Area 147" calcext:value-type="string">
            <text:p>Mining Area 147</text:p>
          </table:table-cell>
          <table:table-cell/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table:formula="of:=COUNTIF([.D8:.AB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4" table:formula="of:=[$Locations.B8]" office:value-type="string" office:string-value="Hydro Harvest" calcext:value-type="string">
            <text:p>Hydro Harvest</text:p>
          </table:table-cell>
          <table:table-cell/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formula="of:=COUNTIF([.D9:.AB9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5" table:formula="of:=[$Locations.B9]" office:value-type="string" office:string-value="Hikers Research" calcext:value-type="string">
            <text:p>Hikers Research</text:p>
          </table:table-cell>
          <table:table-cell/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D10:.AB10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5" table:formula="of:=[$Locations.B10]" office:value-type="string" office:string-value="Oasis Depot" calcext:value-type="string">
            <text:p>Oasis Depot</text:p>
          </table:table-cell>
          <table:table-cell/>
          <table:table-cell table:formula="of:=[.$L3]" office:value-type="float" office:value="60" calcext:value-type="float">
            <text:p>60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D11:.AB11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6" table:formula="of:=[$Locations.B11]" office:value-type="string" office:string-value="LKRM-Highdust" calcext:value-type="string">
            <text:p>LKRM-Highdust</text:p>
          </table:table-cell>
          <table:table-cell/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COUNTIF([.D12:.AB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6" table:formula="of:=[$Locations.B12]" office:value-type="string" office:string-value="Yantar-4K2M" calcext:value-type="string">
            <text:p>Yantar-4K2M</text:p>
          </table:table-cell>
          <table:table-cell/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D13:.AB13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formula="of:=[$Locations.B13]" office:value-type="string" office:string-value="Tycho Station" calcext:value-type="string">
            <text:p>Tycho Station</text:p>
          </table:table-cell>
          <table:table-cell/>
          <table:table-cell table:formula="of:=[.$O3]" office:value-type="float" office:value="365" calcext:value-type="float">
            <text:p>36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D14:.AB1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7" table:formula="of:=[$Locations.B14]" office:value-type="string" office:string-value="Lourvil" calcext:value-type="string">
            <text:p>Lourvil</text:p>
          </table:table-cell>
          <table:table-cell/>
          <table:table-cell table:formula="of:=[.$P3]" office:value-type="float" office:value="120" calcext:value-type="float">
            <text:p>120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0" calcext:value-type="float">
            <text:p>6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D15:.AB15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8" table:formula="of:=[$Locations.B15]" office:value-type="string" office:string-value="LKRM-Westforge" calcext:value-type="string">
            <text:p>LKRM-Westforge</text:p>
          </table:table-cell>
          <table:table-cell/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D16:.AB16];&quot;&gt;0&quot;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9" table:formula="of:=[$Locations.B16]" office:value-type="string" office:string-value="LKRM-Sandy" calcext:value-type="string">
            <text:p>LKRM-Sandy</text:p>
          </table:table-cell>
          <table:table-cell/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0" calcext:value-type="float">
            <text:p>70</text:p>
          </table:table-cell>
          <table:table-cell table:formula="of:=[.$R16]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D17:.AB17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0" table:formula="of:=[$Locations.B17]" office:value-type="string" office:string-value="Cloud City" calcext:value-type="string">
            <text:p>Cloud City</text:p>
          </table:table-cell>
          <table:table-cell/>
          <table:table-cell table:formula="of:=[.$S3]" office:value-type="float" office:value="50" calcext:value-type="float">
            <text:p>50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D18:.AB1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3" table:formula="of:=[$Locations.B18]" office:value-type="string" office:string-value="Area 64" calcext:value-type="string">
            <text:p>Area 64</text:p>
          </table:table-cell>
          <table:table-cell/>
          <table:table-cell table:formula="of:=[.$T3]" office:value-type="float" office:value="50" calcext:value-type="float">
            <text:p>50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0" calcext:value-type="float">
            <text:p>20</text:p>
          </table:table-cell>
          <table:table-cell table:formula="of:=[.$T8]" office:value-type="float" office:value="30" calcext:value-type="float">
            <text:p>30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D19:.AB19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6" table:formula="of:=[$Locations.B19]" office:value-type="string" office:string-value="Cargo Depot" calcext:value-type="string">
            <text:p>Cargo Depot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D20:.AB20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1" table:formula="of:=[$Locations.B20]" office:value-type="string" office:string-value="CyberTech" calcext:value-type="string">
            <text:p>CyberTech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table:formula="of:=[.Y20]+[.Y25]"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D21:.AB21];&quot;&gt;0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1" table:formula="of:=[$Locations.B21]" office:value-type="string" office:string-value="Fobos" calcext:value-type="string">
            <text:p>Fobos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D22:.AB2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1" table:formula="of:=[$Locations.B22]" office:value-type="string" office:string-value="Deep Space 41" calcext:value-type="string">
            <text:p>Deep Space 4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D23:.AB23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Locations.B23]" office:value-type="string" office:string-value="Sakigake" calcext:value-type="string">
            <text:p>Sakigake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COUNTIF([.D24:.AB24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Locations.B24]" office:value-type="string" office:string-value="Shinen" calcext:value-type="string">
            <text:p>Shinen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formula="of:=[.U24]+[.Z24]"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COUNTIF([.D25:.AB25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Locations.B25]" office:value-type="string" office:string-value="Nozomi" calcext:value-type="string">
            <text:p>Nozomi</text:p>
          </table:table-cell>
          <table:table-cell/>
          <table:table-cell table:number-columns-repeated="21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UNTIF([.D26:.AB2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Locations.B26]" office:value-type="string" office:string-value="Akatsuki" calcext:value-type="string">
            <text:p>Akatsuki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formula="of:=COUNTIF([.D27:.AB27];&quot;&gt;0&quot;)" office:value-type="float" office:value="1" calcext:value-type="float">
            <text:p>1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39"/>
        <table:table-column table:style-name="co11" table:default-cell-style-name="ce50"/>
        <table:table-column table:style-name="co12" table:default-cell-style-name="ce28"/>
        <table:table-column table:style-name="co1" table:number-columns-repeated="15" table:default-cell-style-name="Default"/>
        <table:table-column table:style-name="co13" table:number-columns-repeated="2" table:default-cell-style-name="Default"/>
        <table:table-column table:style-name="co1" table:number-columns-repeated="8" table:default-cell-style-name="Default"/>
        <table:table-column table:style-name="co15" table:default-cell-style-name="ce39"/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style-name="ce50" office:value-type="string" calcext:value-type="string">
            <text:p>Agricium</text:p>
          </table:table-cell>
          <table:table-cell table:style-name="ce50" office:value-type="string" calcext:value-type="string">
            <text:p>Agricult Sup</text:p>
          </table:table-cell>
          <table:table-cell table:style-name="ce50" office:value-type="string" calcext:value-type="string">
            <text:p>Altru Toxine</text:p>
          </table:table-cell>
          <table:table-cell table:style-name="ce50" office:value-type="string" calcext:value-type="string">
            <text:p>Aluminum</text:p>
          </table:table-cell>
          <table:table-cell table:style-name="ce50" office:value-type="string" calcext:value-type="string">
            <text:p>Astatine</text:p>
          </table:table-cell>
          <table:table-cell table:style-name="ce50" office:value-type="string" calcext:value-type="string">
            <text:p>Beryl</text:p>
          </table:table-cell>
          <table:table-cell table:style-name="ce50" office:value-type="string" calcext:value-type="string">
            <text:p>Chlorine</text:p>
          </table:table-cell>
          <table:table-cell table:style-name="ce50" office:value-type="string" calcext:value-type="string">
            <text:p>Corundum</text:p>
          </table:table-cell>
          <table:table-cell table:style-name="ce50" office:value-type="string" calcext:value-type="string">
            <text:p>Diamond</text:p>
          </table:table-cell>
          <table:table-cell table:style-name="ce50" office:value-type="string" calcext:value-type="string">
            <text:p>Spirits</text:p>
          </table:table-cell>
          <table:table-cell table:style-name="ce50" office:value-type="string" calcext:value-type="string">
            <text:p>Fluorine</text:p>
          </table:table-cell>
          <table:table-cell table:style-name="ce50" office:value-type="string" calcext:value-type="string">
            <text:p>Gold</text:p>
          </table:table-cell>
          <table:table-cell table:style-name="ce50" office:value-type="string" calcext:value-type="string">
            <text:p>Hydrogen</text:p>
          </table:table-cell>
          <table:table-cell table:style-name="ce50" office:value-type="string" calcext:value-type="string">
            <text:p>Iodine</text:p>
          </table:table-cell>
          <table:table-cell table:style-name="ce50" office:value-type="string" calcext:value-type="string">
            <text:p>Laranite</text:p>
          </table:table-cell>
          <table:table-cell table:style-name="ce50" office:value-type="string" calcext:value-type="string">
            <text:p>Medical Sup.</text:p>
          </table:table-cell>
          <table:table-cell table:style-name="ce50" office:value-type="string" calcext:value-type="string">
            <text:p>Processed Food</text:p>
          </table:table-cell>
          <table:table-cell table:style-name="ce50" office:value-type="string" calcext:value-type="string">
            <text:p>Quartz</text:p>
          </table:table-cell>
          <table:table-cell table:style-name="ce50" office:value-type="string" calcext:value-type="string">
            <text:p>Scrap</text:p>
          </table:table-cell>
          <table:table-cell table:style-name="ce50" office:value-type="string" calcext:value-type="string">
            <text:p>Stims</text:p>
          </table:table-cell>
          <table:table-cell table:style-name="ce50" office:value-type="string" calcext:value-type="string">
            <text:p>Titanium</text:p>
          </table:table-cell>
          <table:table-cell table:style-name="ce50" office:value-type="string" calcext:value-type="string">
            <text:p>Tungsten</text:p>
          </table:table-cell>
          <table:table-cell table:style-name="ce50" office:value-type="string" calcext:value-type="string">
            <text:p>Waste</text:p>
          </table:table-cell>
          <table:table-cell table:style-name="ce50" office:value-type="string" calcext:value-type="string">
            <text:p>Widow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 of locations</text:p>
          </table:table-cell>
          <table:table-cell table:formula="of:=COUNTIF([.D7:.D33];&quot;&gt;0&quot;)" office:value-type="float" office:value="8" calcext:value-type="float">
            <text:p>8</text:p>
          </table:table-cell>
          <table:table-cell table:formula="of:=COUNTIF([.E7:.E33];&quot;&gt;0&quot;)" office:value-type="float" office:value="7" calcext:value-type="float">
            <text:p>7</text:p>
          </table:table-cell>
          <table:table-cell table:formula="of:=COUNTIF([.F7:.F33];&quot;&gt;0&quot;)" office:value-type="float" office:value="9" calcext:value-type="float">
            <text:p>9</text:p>
          </table:table-cell>
          <table:table-cell table:formula="of:=COUNTIF([.G7:.G33];&quot;&gt;0&quot;)" office:value-type="float" office:value="8" calcext:value-type="float">
            <text:p>8</text:p>
          </table:table-cell>
          <table:table-cell table:formula="of:=COUNTIF([.H7:.H33];&quot;&gt;0&quot;)" office:value-type="float" office:value="6" calcext:value-type="float">
            <text:p>6</text:p>
          </table:table-cell>
          <table:table-cell table:formula="of:=COUNTIF([.I7:.I33];&quot;&gt;0&quot;)" office:value-type="float" office:value="10" calcext:value-type="float">
            <text:p>10</text:p>
          </table:table-cell>
          <table:table-cell table:formula="of:=COUNTIF([.J7:.J33];&quot;&gt;0&quot;)" office:value-type="float" office:value="7" calcext:value-type="float">
            <text:p>7</text:p>
          </table:table-cell>
          <table:table-cell table:formula="of:=COUNTIF([.K7:.K33];&quot;&gt;0&quot;)" office:value-type="float" office:value="9" calcext:value-type="float">
            <text:p>9</text:p>
          </table:table-cell>
          <table:table-cell table:formula="of:=COUNTIF([.L7:.L33];&quot;&gt;0&quot;)" office:value-type="float" office:value="7" calcext:value-type="float">
            <text:p>7</text:p>
          </table:table-cell>
          <table:table-cell table:formula="of:=COUNTIF([.M7:.M33];&quot;&gt;0&quot;)" office:value-type="float" office:value="14" calcext:value-type="float">
            <text:p>14</text:p>
          </table:table-cell>
          <table:table-cell table:formula="of:=COUNTIF([.N7:.N33];&quot;&gt;0&quot;)" office:value-type="float" office:value="6" calcext:value-type="float">
            <text:p>6</text:p>
          </table:table-cell>
          <table:table-cell table:formula="of:=COUNTIF([.O7:.O33];&quot;&gt;0&quot;)" office:value-type="float" office:value="9" calcext:value-type="float">
            <text:p>9</text:p>
          </table:table-cell>
          <table:table-cell table:formula="of:=COUNTIF([.P7:.P33];&quot;&gt;0&quot;)" office:value-type="float" office:value="13" calcext:value-type="float">
            <text:p>13</text:p>
          </table:table-cell>
          <table:table-cell table:formula="of:=COUNTIF([.Q7:.Q33];&quot;&gt;0&quot;)" office:value-type="float" office:value="7" calcext:value-type="float">
            <text:p>7</text:p>
          </table:table-cell>
          <table:table-cell table:formula="of:=COUNTIF([.R7:.R33];&quot;&gt;0&quot;)" office:value-type="float" office:value="7" calcext:value-type="float">
            <text:p>7</text:p>
          </table:table-cell>
          <table:table-cell table:formula="of:=COUNTIF([.S7:.S33];&quot;&gt;0&quot;)" office:value-type="float" office:value="13" calcext:value-type="float">
            <text:p>13</text:p>
          </table:table-cell>
          <table:table-cell table:formula="of:=COUNTIF([.T7:.T33];&quot;&gt;0&quot;)" office:value-type="float" office:value="13" calcext:value-type="float">
            <text:p>13</text:p>
          </table:table-cell>
          <table:table-cell table:formula="of:=COUNTIF([.U7:.U33];&quot;&gt;0&quot;)" office:value-type="float" office:value="7" calcext:value-type="float">
            <text:p>7</text:p>
          </table:table-cell>
          <table:table-cell table:formula="of:=COUNTIF([.V7:.V33];&quot;&gt;0&quot;)" office:value-type="float" office:value="7" calcext:value-type="float">
            <text:p>7</text:p>
          </table:table-cell>
          <table:table-cell table:formula="of:=COUNTIF([.W7:.W33];&quot;&gt;0&quot;)" office:value-type="float" office:value="9" calcext:value-type="float">
            <text:p>9</text:p>
          </table:table-cell>
          <table:table-cell table:formula="of:=COUNTIF([.X7:.X33];&quot;&gt;0&quot;)" office:value-type="float" office:value="8" calcext:value-type="float">
            <text:p>8</text:p>
          </table:table-cell>
          <table:table-cell table:formula="of:=COUNTIF([.Y7:.Y33];&quot;&gt;0&quot;)" office:value-type="float" office:value="8" calcext:value-type="float">
            <text:p>8</text:p>
          </table:table-cell>
          <table:table-cell table:formula="of:=COUNTIF([.Z7:.Z33];&quot;&gt;0&quot;)" office:value-type="float" office:value="11" calcext:value-type="float">
            <text:p>11</text:p>
          </table:table-cell>
          <table:table-cell table:formula="of:=COUNTIF([.AA7:.AA33];&quot;&gt;0&quot;)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in</text:p>
          </table:table-cell>
          <table:table-cell table:formula="of:=COM.MICROSOFT.MINIFS([.D7:.D31];[.D7:.D31];&quot;&gt;0&quot;)" office:value-type="float" office:value="180" calcext:value-type="float">
            <text:p>180</text:p>
          </table:table-cell>
          <table:table-cell table:formula="of:=COM.MICROSOFT.MINIFS([.E7:.E31];[.E7:.E31];&quot;&gt;0&quot;)" office:value-type="float" office:value="12" calcext:value-type="float">
            <text:p>12</text:p>
          </table:table-cell>
          <table:table-cell table:formula="of:=COM.MICROSOFT.MINIFS([.F7:.F31];[.F7:.F31];&quot;&gt;0&quot;)" office:value-type="float" office:value="97" calcext:value-type="float">
            <text:p>97</text:p>
          </table:table-cell>
          <table:table-cell table:formula="of:=COM.MICROSOFT.MINIFS([.G7:.G31];[.G7:.G31];&quot;&gt;0&quot;)" office:value-type="float" office:value="12" calcext:value-type="float">
            <text:p>12</text:p>
          </table:table-cell>
          <table:table-cell table:formula="of:=COM.MICROSOFT.MINIFS([.H7:.H31];[.H7:.H31];&quot;&gt;0&quot;)" office:value-type="float" office:value="50" calcext:value-type="float">
            <text:p>50</text:p>
          </table:table-cell>
          <table:table-cell table:formula="of:=COM.MICROSOFT.MINIFS([.I7:.I31];[.I7:.I31];&quot;&gt;0&quot;)" office:value-type="float" office:value="27" calcext:value-type="float">
            <text:p>27</text:p>
          </table:table-cell>
          <table:table-cell table:formula="of:=COM.MICROSOFT.MINIFS([.J7:.J31];[.J7:.J31];&quot;&gt;0&quot;)" office:value-type="float" office:value="10" calcext:value-type="float">
            <text:p>10</text:p>
          </table:table-cell>
          <table:table-cell table:formula="of:=COM.MICROSOFT.MINIFS([.K7:.K31];[.K7:.K31];&quot;&gt;0&quot;)" office:value-type="float" office:value="18" calcext:value-type="float">
            <text:p>18</text:p>
          </table:table-cell>
          <table:table-cell table:formula="of:=COM.MICROSOFT.MINIFS([.L7:.L31];[.L7:.L31];&quot;&gt;0&quot;)" office:value-type="float" office:value="39" calcext:value-type="float">
            <text:p>39</text:p>
          </table:table-cell>
          <table:table-cell table:formula="of:=COM.MICROSOFT.MINIFS([.M7:.M31];[.M7:.M31];&quot;&gt;0&quot;)" office:value-type="float" office:value="16" calcext:value-type="float">
            <text:p>16</text:p>
          </table:table-cell>
          <table:table-cell table:formula="of:=COM.MICROSOFT.MINIFS([.N7:.N31];[.N7:.N31];&quot;&gt;0&quot;)" office:value-type="float" office:value="15" calcext:value-type="float">
            <text:p>15</text:p>
          </table:table-cell>
          <table:table-cell table:formula="of:=COM.MICROSOFT.MINIFS([.O7:.O31];[.O7:.O31];&quot;&gt;0&quot;)" office:value-type="float" office:value="56" calcext:value-type="float">
            <text:p>56</text:p>
          </table:table-cell>
          <table:table-cell table:formula="of:=COM.MICROSOFT.MINIFS([.P7:.P31];[.P7:.P31];&quot;&gt;0&quot;)" office:value-type="float" office:value="8" calcext:value-type="float">
            <text:p>8</text:p>
          </table:table-cell>
          <table:table-cell table:formula="of:=COM.MICROSOFT.MINIFS([.Q7:.Q31];[.Q7:.Q31];&quot;&gt;0&quot;)" office:value-type="float" office:value="10" calcext:value-type="float">
            <text:p>10</text:p>
          </table:table-cell>
          <table:table-cell table:formula="of:=COM.MICROSOFT.MINIFS([.R7:.R31];[.R7:.R31];&quot;&gt;0&quot;)" office:value-type="float" office:value="250" calcext:value-type="float">
            <text:p>250</text:p>
          </table:table-cell>
          <table:table-cell table:formula="of:=COM.MICROSOFT.MINIFS([.S7:.S31];[.S7:.S31];&quot;&gt;0&quot;)" office:value-type="float" office:value="150" calcext:value-type="float">
            <text:p>150</text:p>
          </table:table-cell>
          <table:table-cell table:formula="of:=COM.MICROSOFT.MINIFS([.T7:.T31];[.T7:.T31];&quot;&gt;0&quot;)" office:value-type="float" office:value="10" calcext:value-type="float">
            <text:p>10</text:p>
          </table:table-cell>
          <table:table-cell table:formula="of:=COM.MICROSOFT.MINIFS([.U7:.U31];[.U7:.U31];&quot;&gt;0&quot;)" office:value-type="float" office:value="10" calcext:value-type="float">
            <text:p>10</text:p>
          </table:table-cell>
          <table:table-cell table:formula="of:=COM.MICROSOFT.MINIFS([.V7:.V31];[.V7:.V31];&quot;&gt;0&quot;)" office:value-type="float" office:value="5" calcext:value-type="float">
            <text:p>5</text:p>
          </table:table-cell>
          <table:table-cell table:formula="of:=COM.MICROSOFT.MINIFS([.W7:.W31];[.W7:.W31];&quot;&gt;0&quot;)" office:value-type="float" office:value="22" calcext:value-type="float">
            <text:p>22</text:p>
          </table:table-cell>
          <table:table-cell table:formula="of:=COM.MICROSOFT.MINIFS([.X7:.X31];[.X7:.X31];&quot;&gt;0&quot;)" office:value-type="float" office:value="78" calcext:value-type="float">
            <text:p>78</text:p>
          </table:table-cell>
          <table:table-cell table:formula="of:=COM.MICROSOFT.MINIFS([.Y7:.Y31];[.Y7:.Y31];&quot;&gt;0&quot;)" office:value-type="float" office:value="25" calcext:value-type="float">
            <text:p>25</text:p>
          </table:table-cell>
          <table:table-cell table:formula="of:=COM.MICROSOFT.MINIFS([.Z7:.Z31];[.Z7:.Z31];&quot;&gt;0&quot;)" office:value-type="float" office:value="1" calcext:value-type="float">
            <text:p>1</text:p>
          </table:table-cell>
          <table:table-cell table:formula="of:=COM.MICROSOFT.MINIFS([.AA7:.AA31];[.AA7:.AA31];&quot;&gt;0&quot;)" office:value-type="float" office:value="146" calcext:value-type="float">
            <text:p>146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ax</text:p>
          </table:table-cell>
          <table:table-cell table:formula="of:=COM.MICROSOFT.MAXIFS([.D7:.D31];[.D7:.D31];&quot;&gt;0&quot;)" office:value-type="float" office:value="256" calcext:value-type="float">
            <text:p>256</text:p>
          </table:table-cell>
          <table:table-cell table:formula="of:=COM.MICROSOFT.MAXIFS([.E7:.E31];[.E7:.E31];&quot;&gt;0&quot;)" office:value-type="float" office:value="40" calcext:value-type="float">
            <text:p>40</text:p>
          </table:table-cell>
          <table:table-cell table:formula="of:=COM.MICROSOFT.MAXIFS([.F7:.F31];[.F7:.F31];&quot;&gt;0&quot;)" office:value-type="float" office:value="250" calcext:value-type="float">
            <text:p>250</text:p>
          </table:table-cell>
          <table:table-cell table:formula="of:=COM.MICROSOFT.MAXIFS([.G7:.G31];[.G7:.G31];&quot;&gt;0&quot;)" office:value-type="float" office:value="25" calcext:value-type="float">
            <text:p>25</text:p>
          </table:table-cell>
          <table:table-cell table:formula="of:=COM.MICROSOFT.MAXIFS([.H7:.H31];[.H7:.H31];&quot;&gt;0&quot;)" office:value-type="float" office:value="83" calcext:value-type="float">
            <text:p>83</text:p>
          </table:table-cell>
          <table:table-cell table:formula="of:=COM.MICROSOFT.MAXIFS([.I7:.I31];[.I7:.I31];&quot;&gt;0&quot;)" office:value-type="float" office:value="49" calcext:value-type="float">
            <text:p>49</text:p>
          </table:table-cell>
          <table:table-cell table:formula="of:=COM.MICROSOFT.MAXIFS([.J7:.J31];[.J7:.J31];&quot;&gt;0&quot;)" office:value-type="float" office:value="23" calcext:value-type="float">
            <text:p>23</text:p>
          </table:table-cell>
          <table:table-cell table:formula="of:=COM.MICROSOFT.MAXIFS([.K7:.K31];[.K7:.K31];&quot;&gt;0&quot;)" office:value-type="float" office:value="30" calcext:value-type="float">
            <text:p>30</text:p>
          </table:table-cell>
          <table:table-cell table:formula="of:=COM.MICROSOFT.MAXIFS([.L7:.L31];[.L7:.L31];&quot;&gt;0&quot;)" office:value-type="float" office:value="69" calcext:value-type="float">
            <text:p>69</text:p>
          </table:table-cell>
          <table:table-cell table:formula="of:=COM.MICROSOFT.MAXIFS([.M7:.M31];[.M7:.M31];&quot;&gt;0&quot;)" office:value-type="float" office:value="40" calcext:value-type="float">
            <text:p>40</text:p>
          </table:table-cell>
          <table:table-cell table:formula="of:=COM.MICROSOFT.MAXIFS([.N7:.N31];[.N7:.N31];&quot;&gt;0&quot;)" office:value-type="float" office:value="28" calcext:value-type="float">
            <text:p>28</text:p>
          </table:table-cell>
          <table:table-cell table:formula="of:=COM.MICROSOFT.MAXIFS([.O7:.O31];[.O7:.O31];&quot;&gt;0&quot;)" office:value-type="float" office:value="68" calcext:value-type="float">
            <text:p>68</text:p>
          </table:table-cell>
          <table:table-cell table:formula="of:=COM.MICROSOFT.MAXIFS([.P7:.P31];[.P7:.P31];&quot;&gt;0&quot;)" office:value-type="float" office:value="44" calcext:value-type="float">
            <text:p>44</text:p>
          </table:table-cell>
          <table:table-cell table:formula="of:=COM.MICROSOFT.MAXIFS([.Q7:.Q31];[.Q7:.Q31];&quot;&gt;0&quot;)" office:value-type="float" office:value="24" calcext:value-type="float">
            <text:p>24</text:p>
          </table:table-cell>
          <table:table-cell table:formula="of:=COM.MICROSOFT.MAXIFS([.R7:.R31];[.R7:.R31];&quot;&gt;0&quot;)" office:value-type="float" office:value="291" calcext:value-type="float">
            <text:p>291</text:p>
          </table:table-cell>
          <table:table-cell table:formula="of:=COM.MICROSOFT.MAXIFS([.S7:.S31];[.S7:.S31];&quot;&gt;0&quot;)" office:value-type="float" office:value="185" calcext:value-type="float">
            <text:p>185</text:p>
          </table:table-cell>
          <table:table-cell table:formula="of:=COM.MICROSOFT.MAXIFS([.T7:.T31];[.T7:.T31];&quot;&gt;0&quot;)" office:value-type="float" office:value="20" calcext:value-type="float">
            <text:p>20</text:p>
          </table:table-cell>
          <table:table-cell table:formula="of:=COM.MICROSOFT.MAXIFS([.U7:.U31];[.U7:.U31];&quot;&gt;0&quot;)" office:value-type="float" office:value="33" calcext:value-type="float">
            <text:p>33</text:p>
          </table:table-cell>
          <table:table-cell table:formula="of:=COM.MICROSOFT.MAXIFS([.V7:.V31];[.V7:.V31];&quot;&gt;0&quot;)" office:value-type="float" office:value="20" calcext:value-type="float">
            <text:p>20</text:p>
          </table:table-cell>
          <table:table-cell table:formula="of:=COM.MICROSOFT.MAXIFS([.W7:.W31];[.W7:.W31];&quot;&gt;0&quot;)" office:value-type="float" office:value="36" calcext:value-type="float">
            <text:p>36</text:p>
          </table:table-cell>
          <table:table-cell table:formula="of:=COM.MICROSOFT.MAXIFS([.X7:.X31];[.X7:.X31];&quot;&gt;0&quot;)" office:value-type="float" office:value="99" calcext:value-type="float">
            <text:p>99</text:p>
          </table:table-cell>
          <table:table-cell table:formula="of:=COM.MICROSOFT.MAXIFS([.Y7:.Y31];[.Y7:.Y31];&quot;&gt;0&quot;)" office:value-type="float" office:value="47" calcext:value-type="float">
            <text:p>47</text:p>
          </table:table-cell>
          <table:table-cell table:formula="of:=COM.MICROSOFT.MAXIFS([.Z7:.Z31];[.Z7:.Z31];&quot;&gt;0&quot;)" office:value-type="float" office:value="3" calcext:value-type="float">
            <text:p>3</text:p>
          </table:table-cell>
          <table:table-cell table:formula="of:=COM.MICROSOFT.MAXIFS([.AA7:.AA31];[.AA7:.AA31];&quot;&gt;0&quot;)" office:value-type="float" office:value="480" calcext:value-type="float">
            <text:p>480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ce55" office:value-type="string" calcext:value-type="string">
            <text:p>Diff</text:p>
          </table:table-cell>
          <table:table-cell table:style-name="ce55" table:formula="of:=[.D5]-[.D4]" office:value-type="float" office:value="76" calcext:value-type="float">
            <text:p>76</text:p>
          </table:table-cell>
          <table:table-cell table:style-name="ce55" table:formula="of:=[.E5]-[.E4]" office:value-type="float" office:value="28" calcext:value-type="float">
            <text:p>28</text:p>
          </table:table-cell>
          <table:table-cell table:style-name="ce55" table:formula="of:=[.F5]-[.F4]" office:value-type="float" office:value="153" calcext:value-type="float">
            <text:p>153</text:p>
          </table:table-cell>
          <table:table-cell table:style-name="ce55" table:formula="of:=[.G5]-[.G4]" office:value-type="float" office:value="13" calcext:value-type="float">
            <text:p>13</text:p>
          </table:table-cell>
          <table:table-cell table:style-name="ce55" table:formula="of:=[.H5]-[.H4]" office:value-type="float" office:value="33" calcext:value-type="float">
            <text:p>33</text:p>
          </table:table-cell>
          <table:table-cell table:style-name="ce55" table:formula="of:=[.I5]-[.I4]" office:value-type="float" office:value="22" calcext:value-type="float">
            <text:p>22</text:p>
          </table:table-cell>
          <table:table-cell table:style-name="ce55" table:formula="of:=[.J5]-[.J4]" office:value-type="float" office:value="13" calcext:value-type="float">
            <text:p>13</text:p>
          </table:table-cell>
          <table:table-cell table:style-name="ce55" table:formula="of:=[.K5]-[.K4]" office:value-type="float" office:value="12" calcext:value-type="float">
            <text:p>12</text:p>
          </table:table-cell>
          <table:table-cell table:style-name="ce55" table:formula="of:=[.L5]-[.L4]" office:value-type="float" office:value="30" calcext:value-type="float">
            <text:p>30</text:p>
          </table:table-cell>
          <table:table-cell table:style-name="ce55" table:formula="of:=[.M5]-[.M4]" office:value-type="float" office:value="24" calcext:value-type="float">
            <text:p>24</text:p>
          </table:table-cell>
          <table:table-cell table:style-name="ce55" table:formula="of:=[.N5]-[.N4]" office:value-type="float" office:value="13" calcext:value-type="float">
            <text:p>13</text:p>
          </table:table-cell>
          <table:table-cell table:style-name="ce55" table:formula="of:=[.O5]-[.O4]" office:value-type="float" office:value="12" calcext:value-type="float">
            <text:p>12</text:p>
          </table:table-cell>
          <table:table-cell table:style-name="ce55" table:formula="of:=[.P5]-[.P4]" office:value-type="float" office:value="36" calcext:value-type="float">
            <text:p>36</text:p>
          </table:table-cell>
          <table:table-cell table:style-name="ce55" table:formula="of:=[.Q5]-[.Q4]" office:value-type="float" office:value="14" calcext:value-type="float">
            <text:p>14</text:p>
          </table:table-cell>
          <table:table-cell table:style-name="ce55" table:formula="of:=[.R5]-[.R4]" office:value-type="float" office:value="41" calcext:value-type="float">
            <text:p>41</text:p>
          </table:table-cell>
          <table:table-cell table:style-name="ce55" table:formula="of:=[.S5]-[.S4]" office:value-type="float" office:value="35" calcext:value-type="float">
            <text:p>35</text:p>
          </table:table-cell>
          <table:table-cell table:style-name="ce55" table:formula="of:=[.T5]-[.T4]" office:value-type="float" office:value="10" calcext:value-type="float">
            <text:p>10</text:p>
          </table:table-cell>
          <table:table-cell table:style-name="ce55" table:formula="of:=[.U5]-[.U4]" office:value-type="float" office:value="23" calcext:value-type="float">
            <text:p>23</text:p>
          </table:table-cell>
          <table:table-cell table:style-name="ce55" table:formula="of:=[.V5]-[.V4]" office:value-type="float" office:value="15" calcext:value-type="float">
            <text:p>15</text:p>
          </table:table-cell>
          <table:table-cell table:style-name="ce55" table:formula="of:=[.W5]-[.W4]" office:value-type="float" office:value="14" calcext:value-type="float">
            <text:p>14</text:p>
          </table:table-cell>
          <table:table-cell table:style-name="ce55" table:formula="of:=[.X5]-[.X4]" office:value-type="float" office:value="21" calcext:value-type="float">
            <text:p>21</text:p>
          </table:table-cell>
          <table:table-cell table:style-name="ce55" table:formula="of:=[.Y5]-[.Y4]" office:value-type="float" office:value="22" calcext:value-type="float">
            <text:p>22</text:p>
          </table:table-cell>
          <table:table-cell table:style-name="ce55" table:formula="of:=[.Z5]-[.Z4]" office:value-type="float" office:value="2" calcext:value-type="float">
            <text:p>2</text:p>
          </table:table-cell>
          <table:table-cell table:style-name="ce55" table:formula="of:=[.AA5]-[.AA4]" office:value-type="float" office:value="334" calcext:value-type="float">
            <text:p>334</text:p>
          </table:table-cell>
          <table:table-cell/>
          <table:table-cell table:style-name="Default"/>
        </table:table-row>
        <table:table-row table:style-name="ro1">
          <table:table-cell table:formula="of:=[Distance.A3]" office:value-type="float" office:value="0" calcext:value-type="float">
            <text:p>0</text:p>
          </table:table-cell>
          <table:table-cell table:formula="of:=[Distance.B3]" office:value-type="string" office:string-value="Port Alistair" calcext:value-type="string">
            <text:p>Port Alistair</text:p>
          </table:table-cell>
          <table:table-cell table:formula="of:=[Distance.C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*[.$C$1])" office:value-type="float" office:value="25" calcext:value-type="float">
            <text:p>25</text:p>
          </table:table-cell>
          <table:table-cell table:formula="of:=ROUND(6.9*[.$C$1]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7.02*[.$C$1])" office:value-type="float" office:value="170" calcext:value-type="float">
            <text:p>17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8.27*[.$C$1])" office:value-type="float" office:value="83" calcext:value-type="float">
            <text:p>83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4]" office:value-type="float" office:value="1" calcext:value-type="float">
            <text:p>1</text:p>
          </table:table-cell>
          <table:table-cell table:formula="of:=[Distance.B4]" office:value-type="string" office:string-value="Glum Hex" calcext:value-type="string">
            <text:p>Glum Hex</text:p>
          </table:table-cell>
          <table:table-cell table:formula="of:=[Distance.C4]" office:value-type="float" office:value="0" calcext:value-type="float">
            <text:p>0</text:p>
          </table:table-cell>
          <table:table-cell table:formula="of:=ROUND(25.6*[.$C$1])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ROUND(11.63*[.$C$1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*[.$C$1])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89*[.$C$1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ROUND(15*[.$C$1])" office:value-type="float" office:value="150" calcext:value-type="float">
            <text:p>150</text:p>
          </table:table-cell>
          <table:table-cell/>
          <table:table-cell table:formula="of:=COUNTIF([.D8:.AA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5]" office:value-type="float" office:value="2" calcext:value-type="float">
            <text:p>2</text:p>
          </table:table-cell>
          <table:table-cell table:formula="of:=[Distance.B5]" office:value-type="string" office:string-value="Gas Mine 158" calcext:value-type="string">
            <text:p>Gas Mine 158</text:p>
          </table:table-cell>
          <table:table-cell table:formula="of:=[Distance.C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54*[.$C$1])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formula="of:=ROUND(1.6*[.$C$1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ROUND(1.32*[.$C$1])" office:value-type="float" office:value="13" calcext:value-type="float">
            <text:p>13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17.78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6*[.$C$1])" office:value-type="float" office:value="160" calcext:value-type="float">
            <text:p>160</text:p>
          </table:table-cell>
          <table:table-cell/>
          <table:table-cell table:formula="of:=COUNTIF([.D9:.AA9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6]" office:value-type="float" office:value="3" calcext:value-type="float">
            <text:p>3</text:p>
          </table:table-cell>
          <table:table-cell table:formula="of:=[Distance.B6]" office:value-type="string" office:string-value="Ambiguous Lab" calcext:value-type="string">
            <text:p>Ambiguous Lab</text:p>
          </table:table-cell>
          <table:table-cell table:formula="of:=[Distance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9.69*[.$C$1])"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8.02*[.$C$1])" office:value-type="float" office:value="180" calcext:value-type="float">
            <text:p>180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14.55*[.$C$1])" office:value-type="float" office:value="146" calcext:value-type="float">
            <text:p>146</text:p>
          </table:table-cell>
          <table:table-cell/>
          <table:table-cell table:formula="of:=COUNTIF([.D10:.AA10];&quot;&gt;0&quot;)" office:value-type="float" office:value="9" calcext:value-type="float">
            <text:p>9</text:p>
          </table:table-cell>
        </table:table-row>
        <table:table-row table:style-name="ro1">
          <table:table-cell table:formula="of:=[Distance.A7]" office:value-type="float" office:value="4" calcext:value-type="float">
            <text:p>4</text:p>
          </table:table-cell>
          <table:table-cell table:formula="of:=[Distance.B7]" office:value-type="string" office:string-value="Kudrow Ore" calcext:value-type="string">
            <text:p>Kudrow Ore</text:p>
          </table:table-cell>
          <table:table-cell table:formula="of:=[Distance.C7]" office:value-type="float" office:value="0" calcext:value-type="float">
            <text:p>0</text:p>
          </table:table-cell>
          <table:table-cell table:formula="of:=ROUND(24.45*[.$C$1]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5.72*[.$C$1])"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33*[.$C$1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74*[.$C$1])" office:value-type="float" office:value="37" calcext:value-type="float">
            <text:p>37</text:p>
          </table:table-cell>
          <table:table-cell table:formula="of:=ROUND(0.05*[.$C$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8]" office:value-type="float" office:value="5" calcext:value-type="float">
            <text:p>5</text:p>
          </table:table-cell>
          <table:table-cell table:formula="of:=[Distance.B8]" office:value-type="string" office:string-value="Mining Area 147" calcext:value-type="string">
            <text:p>Mining Area 147</text:p>
          </table:table-cell>
          <table:table-cell table:formula="of:=[Distance.C8]" office:value-type="float" office:value="0" calcext:value-type="float">
            <text:p>0</text:p>
          </table:table-cell>
          <table:table-cell table:formula="of:=ROUND(24.3*[.$C$1])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35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23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54*[.$C$1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12:.AA12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9]" office:value-type="float" office:value="6" calcext:value-type="float">
            <text:p>6</text:p>
          </table:table-cell>
          <table:table-cell table:formula="of:=[Distance.B9]" office:value-type="string" office:string-value="Hydro Harvest" calcext:value-type="string">
            <text:p>Hydro Harvest</text:p>
          </table:table-cell>
          <table:table-cell table:formula="of:=[Distance.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3.5*[.$C$1])"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95*[.$C$1])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5*[.$C$1])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95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0]" office:value-type="float" office:value="7" calcext:value-type="float">
            <text:p>7</text:p>
          </table:table-cell>
          <table:table-cell table:formula="of:=[Distance.B10]" office:value-type="string" office:string-value="Hikers Research" calcext:value-type="string">
            <text:p>Hikers Research</text:p>
          </table:table-cell>
          <table:table-cell table:formula="of:=[Distance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6.82*[.$C$1])"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56*[.$C$1])"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6" calcext:value-type="float">
            <text:p>6</text:p>
          </table:table-cell>
        </table:table-row>
        <table:table-row table:style-name="ro1">
          <table:table-cell table:formula="of:=[Distance.A11]" office:value-type="float" office:value="8" calcext:value-type="float">
            <text:p>8</text:p>
          </table:table-cell>
          <table:table-cell table:formula="of:=[Distance.B11]" office:value-type="string" office:string-value="Oasis Depot" calcext:value-type="string">
            <text:p>Oasis Depot</text:p>
          </table:table-cell>
          <table:table-cell table:formula="of:=[Distance.C11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0.8*[.$C$1])" office:value-type="float" office:value="8" calcext:value-type="float">
            <text:p>8</text:p>
          </table:table-cell>
          <table:table-cell table:formula="of:=ROUND(1.3*[.$C$1])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4*[.$C$1])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12]" office:value-type="float" office:value="9" calcext:value-type="float">
            <text:p>9</text:p>
          </table:table-cell>
          <table:table-cell table:formula="of:=[Distance.B12]" office:value-type="string" office:string-value="LKRM-Highdust" calcext:value-type="string">
            <text:p>LKRM-Highdust</text:p>
          </table:table-cell>
          <table:table-cell table:formula="of:=[Distance.C12]" office:value-type="float" office:value="0" calcext:value-type="float">
            <text:p>0</text:p>
          </table:table-cell>
          <table:table-cell table:formula="of:=ROUND(22.45*[.$C$1])" office:value-type="float" office:value="225" calcext:value-type="float">
            <text:p>2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2.23*[.$C$1])" office:value-type="float" office:value="22" calcext:value-type="float">
            <text:p>22</text:p>
          </table:table-cell>
          <table:table-cell table:formula="of:=ROUND(3.9*[.$C$1])"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2.1*[.$C$1])" office:value-type="float" office:value="21" calcext:value-type="float">
            <text:p>21</text:p>
          </table:table-cell>
          <table:table-cell table:formula="of:=ROUND(1.83*[.$C$1]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2*[.$C$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8" calcext:value-type="float">
            <text:p>8</text:p>
          </table:table-cell>
        </table:table-row>
        <table:table-row table:style-name="ro1">
          <table:table-cell table:formula="of:=[Distance.A13]" office:value-type="float" office:value="10" calcext:value-type="float">
            <text:p>10</text:p>
          </table:table-cell>
          <table:table-cell table:formula="of:=[Distance.B13]" office:value-type="string" office:string-value="Yantar-4K2M" calcext:value-type="string">
            <text:p>Yantar-4K2M</text:p>
          </table:table-cell>
          <table:table-cell table:formula="of:=[Distance.C13]" office:value-type="float" office:value="0" calcext:value-type="float">
            <text:p>0</text:p>
          </table:table-cell>
          <table:table-cell table:formula="of:=ROUND(22.45*[.$C$1])" office:value-type="float" office:value="225" calcext:value-type="float">
            <text:p>225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2.73*[.$C$1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ROUND(2.65*[.$C$1])" office:value-type="float" office:value="27" calcext:value-type="float">
            <text:p>27</text:p>
          </table:table-cell>
          <table:table-cell table:formula="of:=ROUND(1.8*[.$C$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*[.$C$1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7:.AA17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14]" office:value-type="float" office:value="11" calcext:value-type="float">
            <text:p>11</text:p>
          </table:table-cell>
          <table:table-cell table:formula="of:=[Distance.B14]" office:value-type="string" office:string-value="Tycho Station" calcext:value-type="string">
            <text:p>Tycho Station</text:p>
          </table:table-cell>
          <table:table-cell table:formula="of:=[Distance.C14]" office:value-type="float" office:value="0" calcext:value-type="float">
            <text:p>0</text:p>
          </table:table-cell>
          <table:table-cell table:formula="of:=ROUND(20.45*[.$C$1])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ROUND(12.5*[.$C$1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ROUND(7.8*[.$C$1])" office:value-type="float" office:value="78" calcext:value-type="float">
            <text:p>78</text:p>
          </table:table-cell>
          <table:table-cell table:formula="of:=ROUND(4.9*[.$C$1]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6*[.$C$1])" office:value-type="float" office:value="46" calcext:value-type="float">
            <text:p>46</text:p>
          </table:table-cell>
          <table:table-cell table:formula="of:=ROUND(3.75*[.$C$1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7.837*[.$C$1])" office:value-type="float" office:value="78" calcext:value-type="float">
            <text:p>78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8*[.$C$1])" office:value-type="float" office:value="280" calcext:value-type="float">
            <text:p>280</text:p>
          </table:table-cell>
          <table:table-cell/>
          <table:table-cell table:formula="of:=COUNTIF([.D18:.AA1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5]" office:value-type="float" office:value="12" calcext:value-type="float">
            <text:p>12</text:p>
          </table:table-cell>
          <table:table-cell table:formula="of:=[Distance.B15]" office:value-type="string" office:string-value="Lourvil" calcext:value-type="string">
            <text:p>Lourvil</text:p>
          </table:table-cell>
          <table:table-cell table:formula="of:=[Distance.C1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formula="of:=ROUND(7.3*[.$C$1])" office:value-type="float" office:value="73" calcext:value-type="float">
            <text:p>73</text:p>
          </table:table-cell>
          <table:table-cell table:formula="of:=ROUND(3.8*[.$C$1])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4*[.$C$1])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formula="of:=ROUND(18.1*[.$C$1])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6]" office:value-type="float" office:value="13" calcext:value-type="float">
            <text:p>13</text:p>
          </table:table-cell>
          <table:table-cell table:formula="of:=[Distance.B16]" office:value-type="string" office:string-value="LKRM-Westforge" calcext:value-type="string">
            <text:p>LKRM-Westforge</text:p>
          </table:table-cell>
          <table:table-cell table:formula="of:=[Distance.C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formula="of:=ROUND(0.96*[.$C$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3.65*[.$C$1])"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0:.AA20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Distance.A17]" office:value-type="float" office:value="14" calcext:value-type="float">
            <text:p>14</text:p>
          </table:table-cell>
          <table:table-cell table:formula="of:=[Distance.B17]" office:value-type="string" office:string-value="LKRM-Sandy" calcext:value-type="string">
            <text:p>LKRM-Sandy</text:p>
          </table:table-cell>
          <table:table-cell table:formula="of:=[Distance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3.65*[.$C$1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ROUND(5.63*[.$C$1])"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1:.AA21];&quot;&gt;0&quot;)" office:value-type="float" office:value="9" calcext:value-type="float">
            <text:p>9</text:p>
          </table:table-cell>
        </table:table-row>
        <table:table-row table:style-name="ro1">
          <table:table-cell table:formula="of:=[Distance.A18]" office:value-type="float" office:value="15" calcext:value-type="float">
            <text:p>15</text:p>
          </table:table-cell>
          <table:table-cell table:formula="of:=[Distance.B18]" office:value-type="string" office:string-value="Cloud City" calcext:value-type="string">
            <text:p>Cloud City</text:p>
          </table:table-cell>
          <table:table-cell table:formula="of:=[Distance.C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0.96*[.$C$1])" office:value-type="float" office:value="10" calcext:value-type="float">
            <text:p>10</text:p>
          </table:table-cell>
          <table:table-cell table:formula="of:=ROUND(2.33*[.$C$1])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formula="of:=ROUND(6.07*[.$C$1])" office:value-type="float" office:value="61" calcext:value-type="float">
            <text:p>61</text:p>
          </table:table-cell>
          <table:table-cell table:formula="of:=ROUND(1.07*[.$C$1])" office:value-type="float" office:value="11" calcext:value-type="float">
            <text:p>11</text:p>
          </table:table-cell>
          <table:table-cell table:formula="of:=ROUND(1*[.$C$1])" office:value-type="float" office:value="10" calcext:value-type="float">
            <text:p>10</text:p>
          </table:table-cell>
          <table:table-cell table:formula="of:=ROUND(27.09*[.$C$1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ROUND(1.38*[.$C$1])" office:value-type="float" office:value="14" calcext:value-type="float">
            <text:p>14</text:p>
          </table:table-cell>
          <table:table-cell table:formula="of:=ROUND(3.33*[.$C$1])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22:.AA22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19]" office:value-type="float" office:value="16" calcext:value-type="float">
            <text:p>16</text:p>
          </table:table-cell>
          <table:table-cell table:formula="of:=[Distance.B19]" office:value-type="string" office:string-value="Area 64" calcext:value-type="string">
            <text:p>Area 64</text:p>
          </table:table-cell>
          <table:table-cell table:formula="of:=[Distance.C1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1*[.$C$1])" office:value-type="float" office:value="11" calcext:value-type="float">
            <text:p>11</text:p>
          </table:table-cell>
          <table:table-cell table:formula="of:=ROUND(2.53*[.$C$1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OUND(3.95*[.$C$1])" office:value-type="float" office:value="40" calcext:value-type="float">
            <text:p>40</text:p>
          </table:table-cell>
          <table:table-cell table:formula="of:=ROUND(2.4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1.6*[.$C$1])" office:value-type="float" office:value="16" calcext:value-type="float">
            <text:p>16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8.5*[.$C$1])" office:value-type="float" office:value="185" calcext:value-type="float">
            <text:p>185</text:p>
          </table:table-cell>
          <table:table-cell table:formula="of:=ROUND(1.58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6*[.$C$1])" office:value-type="float" office:value="36" calcext:value-type="float">
            <text:p>36</text:p>
          </table:table-cell>
          <table:table-cell table:formula="of:=ROUND(9.87*[.$C$1])"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Distance.A20]" office:value-type="float" office:value="17" calcext:value-type="float">
            <text:p>17</text:p>
          </table:table-cell>
          <table:table-cell table:formula="of:=[Distance.B20]" office:value-type="string" office:string-value="Cargo Depot" calcext:value-type="string">
            <text:p>Cargo Depot</text:p>
          </table:table-cell>
          <table:table-cell table:style-name="Default" table:formula="of:=[Distance.C20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24:.AA24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Distance.A21]" office:value-type="float" office:value="18" calcext:value-type="float">
            <text:p>18</text:p>
          </table:table-cell>
          <table:table-cell table:formula="of:=[Distance.B21]" office:value-type="string" office:string-value="CyberTech" calcext:value-type="string">
            <text:p>CyberTech</text:p>
          </table:table-cell>
          <table:table-cell table:style-name="Default" table:formula="of:=[Distance.C21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5:.AA25];&quot;&gt;0&quot;)" office:value-type="float" office:value="0" calcext:value-type="float">
            <text:p>0</text:p>
          </table:table-cell>
        </table:table-row>
        <table:table-row table:style-name="ro1">
          <table:table-cell table:formula="of:=[Distance.A22]" office:value-type="float" office:value="19" calcext:value-type="float">
            <text:p>19</text:p>
          </table:table-cell>
          <table:table-cell table:formula="of:=[Distance.B22]" office:value-type="string" office:string-value="Fobos" calcext:value-type="string">
            <text:p>Fobos</text:p>
          </table:table-cell>
          <table:table-cell table:style-name="Default" table:formula="of:=[Distance.C22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6:.AA26];&quot;&gt;0&quot;)" office:value-type="float" office:value="0" calcext:value-type="float">
            <text:p>0</text:p>
          </table:table-cell>
        </table:table-row>
        <table:table-row table:style-name="ro1">
          <table:table-cell table:formula="of:=[Distance.A23]" office:value-type="float" office:value="20" calcext:value-type="float">
            <text:p>20</text:p>
          </table:table-cell>
          <table:table-cell table:formula="of:=[Distance.B23]" office:value-type="string" office:string-value="Deep Space 41" calcext:value-type="string">
            <text:p>Deep Space 41</text:p>
          </table:table-cell>
          <table:table-cell table:style-name="Default" table:formula="of:=[Distance.C23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7:.AA27];&quot;&gt;0&quot;)" office:value-type="float" office:value="0" calcext:value-type="float">
            <text:p>0</text:p>
          </table:table-cell>
        </table:table-row>
        <table:table-row table:style-name="ro1">
          <table:table-cell table:formula="of:=[Distance.A24]" office:value-type="float" office:value="21" calcext:value-type="float">
            <text:p>21</text:p>
          </table:table-cell>
          <table:table-cell table:formula="of:=[Distance.B24]" office:value-type="string" office:string-value="Sakigake" calcext:value-type="string">
            <text:p>Sakigake</text:p>
          </table:table-cell>
          <table:table-cell table:style-name="Default" table:formula="of:=[Distance.C24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8:.AA28];&quot;&gt;0&quot;)" office:value-type="float" office:value="7" calcext:value-type="float">
            <text:p>7</text:p>
          </table:table-cell>
        </table:table-row>
        <table:table-row table:style-name="ro1">
          <table:table-cell table:formula="of:=[Distance.A25]" office:value-type="float" office:value="22" calcext:value-type="float">
            <text:p>22</text:p>
          </table:table-cell>
          <table:table-cell table:formula="of:=[Distance.B25]" office:value-type="string" office:string-value="Shinen" calcext:value-type="string">
            <text:p>Shinen</text:p>
          </table:table-cell>
          <table:table-cell table:style-name="Default" table:formula="of:=[Distance.C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29:.AA29];&quot;&gt;0&quot;)" office:value-type="float" office:value="5" calcext:value-type="float">
            <text:p>5</text:p>
          </table:table-cell>
        </table:table-row>
        <table:table-row table:style-name="ro1">
          <table:table-cell table:formula="of:=[Distance.A26]" office:value-type="float" office:value="23" calcext:value-type="float">
            <text:p>23</text:p>
          </table:table-cell>
          <table:table-cell table:formula="of:=[Distance.B26]" office:value-type="string" office:string-value="Nozomi" calcext:value-type="string">
            <text:p>Nozomi</text:p>
          </table:table-cell>
          <table:table-cell table:style-name="Default" table:formula="of:=[Distance.C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MINIFS([.T6:.T29];[.T6:.T29];&quot;&gt;0&quot;)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0:.AA30];&quot;&gt;0&quot;)" office:value-type="float" office:value="8" calcext:value-type="float">
            <text:p>8</text:p>
          </table:table-cell>
        </table:table-row>
        <table:table-row table:style-name="ro1">
          <table:table-cell table:formula="of:=[Distance.A27]" office:value-type="float" office:value="24" calcext:value-type="float">
            <text:p>24</text:p>
          </table:table-cell>
          <table:table-cell table:formula="of:=[Distance.B27]" office:value-type="string" office:string-value="Akatsuki" calcext:value-type="string">
            <text:p>Akatsuki</text:p>
          </table:table-cell>
          <table:table-cell table:style-name="Default" table:formula="of:=[Distance.C2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COM.MICROSOFT.MAXIFS([.G7:.G30];[.G7:.G30];&quot;&gt;0&quot;)"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MAXIFS([.L7:.L30];[.L7:.L30];&quot;&gt;0&quot;)" office:value-type="float" office:value="69" calcext:value-type="float">
            <text:p>69</text:p>
          </table:table-cell>
          <table:table-cell table:formula="of:=COM.MICROSOFT.MAXIFS([.M7:.M30];[.M7:.M30];&quot;&gt;0&quot;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COM.MICROSOFT.MAXIFS([.O7:.O30];[.O7:.O30];&quot;&gt;0&quot;)"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MAXIFS([.S7:.S30];[.S7:.S30];&quot;&gt;0&quot;)" office:value-type="float" office:value="185" calcext:value-type="float">
            <text:p>18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MAXIFS([.W7:.W30];[.W7:.W30];&quot;&gt;0&quot;)" office:value-type="float" office:value="36" calcext:value-type="float">
            <text:p>36</text:p>
          </table:table-cell>
          <table:table-cell table:formula="of:=COM.MICROSOFT.MAXIFS([.X7:.X30];[.X7:.X30];&quot;&gt;0&quot;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COUNTIF([.D31:.AA31];&quot;&gt;0&quot;)" office:value-type="float" office:value="12" calcext:value-type="float">
            <text:p>12</text:p>
          </table:table-cell>
        </table:table-row>
      </table:table>
      <table:table table:name="Quantity" table:style-name="ta1">
        <office:forms form:automatic-focus="false" form:apply-design-mode="false"/>
        <table:table-column table:style-name="co1" table:default-cell-style-name="ce39"/>
        <table:table-column table:style-name="co11" table:default-cell-style-name="ce50"/>
        <table:table-column table:style-name="co1" table:default-cell-style-name="ce28"/>
        <table:table-column table:style-name="co1" table:number-columns-repeated="16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" table:default-cell-style-name="ce39"/>
        <table:table-row table:style-name="ro1">
          <table:table-cell table:style-name="Default" table:number-columns-repeated="2"/>
          <table:table-cell table:style-name="ce39"/>
          <table:table-cell table:style-name="ce39" table:formula="of:=[Prices.D1]" office:value-type="float" office:value="0" calcext:value-type="float">
            <text:p>0</text:p>
          </table:table-cell>
          <table:table-cell table:style-name="ce39" table:formula="of:=[Prices.E1]" office:value-type="float" office:value="1" calcext:value-type="float">
            <text:p>1</text:p>
          </table:table-cell>
          <table:table-cell table:style-name="ce39" table:formula="of:=[Prices.F1]" office:value-type="float" office:value="2" calcext:value-type="float">
            <text:p>2</text:p>
          </table:table-cell>
          <table:table-cell table:style-name="ce39" table:formula="of:=[Prices.G1]" office:value-type="float" office:value="3" calcext:value-type="float">
            <text:p>3</text:p>
          </table:table-cell>
          <table:table-cell table:style-name="ce39" table:formula="of:=[Prices.H1]" office:value-type="float" office:value="4" calcext:value-type="float">
            <text:p>4</text:p>
          </table:table-cell>
          <table:table-cell table:style-name="ce39" table:formula="of:=[Prices.I1]" office:value-type="float" office:value="5" calcext:value-type="float">
            <text:p>5</text:p>
          </table:table-cell>
          <table:table-cell table:style-name="ce39" table:formula="of:=[Prices.J1]" office:value-type="float" office:value="6" calcext:value-type="float">
            <text:p>6</text:p>
          </table:table-cell>
          <table:table-cell table:style-name="ce39" table:formula="of:=[Prices.K1]" office:value-type="float" office:value="7" calcext:value-type="float">
            <text:p>7</text:p>
          </table:table-cell>
          <table:table-cell table:style-name="ce39" table:formula="of:=[Prices.L1]" office:value-type="float" office:value="8" calcext:value-type="float">
            <text:p>8</text:p>
          </table:table-cell>
          <table:table-cell table:style-name="ce39" table:formula="of:=[Prices.M1]" office:value-type="float" office:value="9" calcext:value-type="float">
            <text:p>9</text:p>
          </table:table-cell>
          <table:table-cell table:style-name="ce39" table:formula="of:=[Prices.N1]" office:value-type="float" office:value="10" calcext:value-type="float">
            <text:p>10</text:p>
          </table:table-cell>
          <table:table-cell table:style-name="ce39" table:formula="of:=[Prices.O1]" office:value-type="float" office:value="11" calcext:value-type="float">
            <text:p>11</text:p>
          </table:table-cell>
          <table:table-cell table:style-name="ce39" table:formula="of:=[Prices.P1]" office:value-type="float" office:value="12" calcext:value-type="float">
            <text:p>12</text:p>
          </table:table-cell>
          <table:table-cell table:style-name="ce39" table:formula="of:=[Prices.Q1]" office:value-type="float" office:value="13" calcext:value-type="float">
            <text:p>13</text:p>
          </table:table-cell>
          <table:table-cell table:style-name="ce39" table:formula="of:=[Prices.R1]" office:value-type="float" office:value="14" calcext:value-type="float">
            <text:p>14</text:p>
          </table:table-cell>
          <table:table-cell table:style-name="ce39" table:formula="of:=[Prices.S1]" office:value-type="float" office:value="15" calcext:value-type="float">
            <text:p>15</text:p>
          </table:table-cell>
          <table:table-cell table:style-name="ce39" table:formula="of:=[Prices.T1]" office:value-type="float" office:value="16" calcext:value-type="float">
            <text:p>16</text:p>
          </table:table-cell>
          <table:table-cell table:style-name="ce39" table:formula="of:=[Prices.U1]" office:value-type="float" office:value="17" calcext:value-type="float">
            <text:p>17</text:p>
          </table:table-cell>
          <table:table-cell table:style-name="ce39" table:formula="of:=[Prices.V1]" office:value-type="float" office:value="18" calcext:value-type="float">
            <text:p>18</text:p>
          </table:table-cell>
          <table:table-cell table:style-name="ce39" table:formula="of:=[Prices.W1]" office:value-type="float" office:value="19" calcext:value-type="float">
            <text:p>19</text:p>
          </table:table-cell>
          <table:table-cell table:style-name="ce39" table:formula="of:=[Prices.X1]" office:value-type="float" office:value="20" calcext:value-type="float">
            <text:p>20</text:p>
          </table:table-cell>
          <table:table-cell table:style-name="ce39" table:formula="of:=[Prices.Y1]" office:value-type="float" office:value="21" calcext:value-type="float">
            <text:p>21</text:p>
          </table:table-cell>
          <table:table-cell table:style-name="ce39" table:formula="of:=[Prices.Z1]" office:value-type="float" office:value="22" calcext:value-type="float">
            <text:p>22</text:p>
          </table:table-cell>
          <table:table-cell table:style-name="ce39" table:formula="of:=[Prices.AA1]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formula="of:=[Prices.D2]" office:value-type="string" office:string-value="Agricium" calcext:value-type="string">
            <text:p>Agricium</text:p>
          </table:table-cell>
          <table:table-cell table:formula="of:=[Prices.E2]" office:value-type="string" office:string-value="Agricult Sup" calcext:value-type="string">
            <text:p>Agricult Sup</text:p>
          </table:table-cell>
          <table:table-cell table:formula="of:=[Prices.F2]" office:value-type="string" office:string-value="Altru Toxine" calcext:value-type="string">
            <text:p>Altru Toxine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" calcext:value-type="string">
            <text:p>Beryl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Laranite" calcext:value-type="string">
            <text:p>Laranit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Widow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7]" office:value-type="float" office:value="0" calcext:value-type="float">
            <text:p>0</text:p>
          </table:table-cell>
          <table:table-cell table:formula="of:=[Prices.B7]" office:value-type="string" office:string-value="Port Alistair" calcext:value-type="string">
            <text:p>Port Alistair</text:p>
          </table:table-cell>
          <table:table-cell table:formula="of:=[Prices.C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8]" office:value-type="float" office:value="1" calcext:value-type="float">
            <text:p>1</text:p>
          </table:table-cell>
          <table:table-cell table:formula="of:=[Prices.B8]" office:value-type="string" office:string-value="Glum Hex" calcext:value-type="string">
            <text:p>Glum Hex</text:p>
          </table:table-cell>
          <table:table-cell table:formula="of:=[Prices.C8]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9]" office:value-type="float" office:value="2" calcext:value-type="float">
            <text:p>2</text:p>
          </table:table-cell>
          <table:table-cell table:formula="of:=[Prices.B9]" office:value-type="string" office:string-value="Gas Mine 158" calcext:value-type="string">
            <text:p>Gas Mine 158</text:p>
          </table:table-cell>
          <table:table-cell table:formula="of:=[Prices.C9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0]" office:value-type="float" office:value="3" calcext:value-type="float">
            <text:p>3</text:p>
          </table:table-cell>
          <table:table-cell table:formula="of:=[Prices.B10]" office:value-type="string" office:string-value="Ambiguous Lab" calcext:value-type="string">
            <text:p>Ambiguous Lab</text:p>
          </table:table-cell>
          <table:table-cell table:formula="of:=[Prices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COUNTIF([.D6:.AA6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1]" office:value-type="float" office:value="4" calcext:value-type="float">
            <text:p>4</text:p>
          </table:table-cell>
          <table:table-cell table:formula="of:=[Prices.B11]" office:value-type="string" office:string-value="Kudrow Ore" calcext:value-type="string">
            <text:p>Kudrow Ore</text:p>
          </table:table-cell>
          <table:table-cell table:formula="of:=[Prices.C11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2]" office:value-type="float" office:value="5" calcext:value-type="float">
            <text:p>5</text:p>
          </table:table-cell>
          <table:table-cell table:formula="of:=[Prices.B12]" office:value-type="string" office:string-value="Mining Area 147" calcext:value-type="string">
            <text:p>Mining Area 147</text:p>
          </table:table-cell>
          <table:table-cell table:formula="of:=[Prices.C12]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3]" office:value-type="float" office:value="6" calcext:value-type="float">
            <text:p>6</text:p>
          </table:table-cell>
          <table:table-cell table:formula="of:=[Prices.B13]" office:value-type="string" office:string-value="Hydro Harvest" calcext:value-type="string">
            <text:p>Hydro Harvest</text:p>
          </table:table-cell>
          <table:table-cell table:formula="of:=[Prices.C13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4]" office:value-type="float" office:value="7" calcext:value-type="float">
            <text:p>7</text:p>
          </table:table-cell>
          <table:table-cell table:formula="of:=[Prices.B14]" office:value-type="string" office:string-value="Hikers Research" calcext:value-type="string">
            <text:p>Hikers Research</text:p>
          </table:table-cell>
          <table:table-cell table:formula="of:=[Prices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5]" office:value-type="float" office:value="8" calcext:value-type="float">
            <text:p>8</text:p>
          </table:table-cell>
          <table:table-cell table:formula="of:=[Prices.B15]" office:value-type="string" office:string-value="Oasis Depot" calcext:value-type="string">
            <text:p>Oasis Depot</text:p>
          </table:table-cell>
          <table:table-cell table:formula="of:=[Prices.C15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16]" office:value-type="float" office:value="9" calcext:value-type="float">
            <text:p>9</text:p>
          </table:table-cell>
          <table:table-cell table:formula="of:=[Prices.B16]" office:value-type="string" office:string-value="LKRM-Highdust" calcext:value-type="string">
            <text:p>LKRM-Highdust</text:p>
          </table:table-cell>
          <table:table-cell table:formula="of:=[Prices.C16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7]" office:value-type="float" office:value="10" calcext:value-type="float">
            <text:p>10</text:p>
          </table:table-cell>
          <table:table-cell table:formula="of:=[Prices.B17]" office:value-type="string" office:string-value="Yantar-4K2M" calcext:value-type="string">
            <text:p>Yantar-4K2M</text:p>
          </table:table-cell>
          <table:table-cell table:formula="of:=[Prices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8]" office:value-type="float" office:value="11" calcext:value-type="float">
            <text:p>11</text:p>
          </table:table-cell>
          <table:table-cell table:formula="of:=[Prices.B18]" office:value-type="string" office:string-value="Tycho Station" calcext:value-type="string">
            <text:p>Tycho Station</text:p>
          </table:table-cell>
          <table:table-cell table:formula="of:=[Prices.C18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19]" office:value-type="float" office:value="12" calcext:value-type="float">
            <text:p>12</text:p>
          </table:table-cell>
          <table:table-cell table:formula="of:=[Prices.B19]" office:value-type="string" office:string-value="Lourvil" calcext:value-type="string">
            <text:p>Lourvil</text:p>
          </table:table-cell>
          <table:table-cell table:formula="of:=[Prices.C1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20]" office:value-type="float" office:value="13" calcext:value-type="float">
            <text:p>13</text:p>
          </table:table-cell>
          <table:table-cell table:formula="of:=[Prices.B20]" office:value-type="string" office:string-value="LKRM-Westforge" calcext:value-type="string">
            <text:p>LKRM-Westforge</text:p>
          </table:table-cell>
          <table:table-cell table:formula="of:=[Prices.C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21]" office:value-type="float" office:value="14" calcext:value-type="float">
            <text:p>14</text:p>
          </table:table-cell>
          <table:table-cell table:formula="of:=[Prices.B21]" office:value-type="string" office:string-value="LKRM-Sandy" calcext:value-type="string">
            <text:p>LKRM-Sandy</text:p>
          </table:table-cell>
          <table:table-cell table:formula="of:=[Prices.C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22]" office:value-type="float" office:value="15" calcext:value-type="float">
            <text:p>15</text:p>
          </table:table-cell>
          <table:table-cell table:formula="of:=[Prices.B22]" office:value-type="string" office:string-value="Cloud City" calcext:value-type="string">
            <text:p>Cloud City</text:p>
          </table:table-cell>
          <table:table-cell table:formula="of:=[Prices.C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23]" office:value-type="float" office:value="16" calcext:value-type="float">
            <text:p>16</text:p>
          </table:table-cell>
          <table:table-cell table:formula="of:=[Prices.B23]" office:value-type="string" office:string-value="Area 64" calcext:value-type="string">
            <text:p>Area 64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24]" office:value-type="float" office:value="17" calcext:value-type="float">
            <text:p>17</text:p>
          </table:table-cell>
          <table:table-cell table:formula="of:=[Prices.B24]" office:value-type="string" office:string-value="Cargo Depot" calcext:value-type="string">
            <text:p>Cargo Depot</text:p>
          </table:table-cell>
          <table:table-cell table:style-name="Default" table:formula="of:=[Prices.C24]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20:.AA20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Prices.A25]" office:value-type="float" office:value="18" calcext:value-type="float">
            <text:p>18</text:p>
          </table:table-cell>
          <table:table-cell table:formula="of:=[Prices.B25]" office:value-type="string" office:string-value="CyberTech" calcext:value-type="string">
            <text:p>CyberTech</text:p>
          </table:table-cell>
          <table:table-cell table:style-name="Default" table:formula="of:=[Prices.C25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1:.AA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6]" office:value-type="float" office:value="19" calcext:value-type="float">
            <text:p>19</text:p>
          </table:table-cell>
          <table:table-cell table:formula="of:=[Prices.B26]" office:value-type="string" office:string-value="Fobos" calcext:value-type="string">
            <text:p>Fobos</text:p>
          </table:table-cell>
          <table:table-cell table:style-name="Default" table:formula="of:=[Prices.C26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2:.AA22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7]" office:value-type="float" office:value="20" calcext:value-type="float">
            <text:p>20</text:p>
          </table:table-cell>
          <table:table-cell table:formula="of:=[Prices.B27]" office:value-type="string" office:string-value="Deep Space 41" calcext:value-type="string">
            <text:p>Deep Space 41</text:p>
          </table:table-cell>
          <table:table-cell table:style-name="Default" table:formula="of:=[Prices.C27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8]" office:value-type="float" office:value="21" calcext:value-type="float">
            <text:p>21</text:p>
          </table:table-cell>
          <table:table-cell table:formula="of:=[Prices.B28]" office:value-type="string" office:string-value="Sakigake" calcext:value-type="string">
            <text:p>Sakigake</text:p>
          </table:table-cell>
          <table:table-cell table:style-name="Default" table:formula="of:=[Prices.C28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4:.AA24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29]" office:value-type="float" office:value="22" calcext:value-type="float">
            <text:p>22</text:p>
          </table:table-cell>
          <table:table-cell table:formula="of:=[Prices.B29]" office:value-type="string" office:string-value="Shinen" calcext:value-type="string">
            <text:p>Shinen</text:p>
          </table:table-cell>
          <table:table-cell table:style-name="Default" table:formula="of:=[Prices.C2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5000" calcext:value-type="float">
            <text:p>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25:.AA2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30]" office:value-type="float" office:value="23" calcext:value-type="float">
            <text:p>23</text:p>
          </table:table-cell>
          <table:table-cell table:formula="of:=[Prices.B30]" office:value-type="string" office:string-value="Nozomi" calcext:value-type="string">
            <text:p>Nozomi</text:p>
          </table:table-cell>
          <table:table-cell table:style-name="Default" table:formula="of:=[Prices.C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6:.AA26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31]" office:value-type="float" office:value="24" calcext:value-type="float">
            <text:p>24</text:p>
          </table:table-cell>
          <table:table-cell table:formula="of:=[Prices.B31]" office:value-type="string" office:string-value="Akatsuki" calcext:value-type="string">
            <text:p>Akatsuki</text:p>
          </table:table-cell>
          <table:table-cell table:style-name="Default" table:formula="of:=[Prices.C3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7:.AA27];&quot;&gt;0&quot;)" office:value-type="float" office:value="6" calcext:value-type="float">
            <text:p>6</text:p>
          </table:table-cell>
        </table:table-row>
      </table:table>
      <table:table table:name="Array Prices" table:style-name="ta1">
        <table:table-column table:style-name="co14" table:default-cell-style-name="Default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0,0,0,0,83,43,0,25,69,0,0,61,16,0,281,170,0,0,0,34,83,39,1,0," calcext:value-type="string">
            <text:p>0,0,0,0,83,43,0,25,69,0,0,61,16,0,281,170,0,0,0,34,83,39,1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256,0,116,0,83,43,0,0,69,30,0,61,20,0,0,180,0,0,10,0,0,39,0,150," calcext:value-type="string">
            <text:p>256,0,116,0,83,43,0,0,69,30,0,61,20,0,0,180,0,0,10,0,0,39,0,15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118,0,0,0,15,0,0,30,16,0,13,15,0,178,14,0,0,34,0,0,0,160," calcext:value-type="string">
            <text:p>0,0,118,0,0,0,15,0,0,30,16,0,13,15,0,178,14,0,0,34,0,0,0,16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12,97,0,0,0,17,0,0,30,0,0,0,0,0,180,14,0,0,34,0,0,1,146," calcext:value-type="string">
            <text:p>0,12,97,0,0,0,17,0,0,30,0,0,0,0,0,180,14,0,0,34,0,0,1,146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245,0,118,0,0,42,0,0,0,30,0,57,0,0,0,178,14,13,0,34,0,37,1,0," calcext:value-type="string">
            <text:p>245,0,118,0,0,42,0,0,0,30,0,57,0,0,0,178,14,13,0,34,0,37,1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243,0,118,0,0,31,0,24,0,30,0,0,0,0,0,178,14,12,0,34,0,35,0,240," calcext:value-type="string">
            <text:p>243,0,118,0,0,31,0,24,0,30,0,0,0,0,0,178,14,12,0,34,0,35,0,24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35,0,0,0,0,17,0,0,20,0,0,15,0,0,0,10,0,0,22,0,0,3,0," calcext:value-type="string">
            <text:p>0,35,0,0,0,0,17,0,0,20,0,0,15,0,0,0,10,0,0,22,0,0,3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31,0,22,0,42,0,0,0,0,0,68,0,0,0,176,0,0,8,0,0,0,0,0," calcext:value-type="string">
            <text:p>0,31,0,22,0,42,0,0,0,0,0,68,0,0,0,176,0,0,8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34,15,0,8,13,0,0,10,0,0,24,0,0,3,0," calcext:value-type="string">
            <text:p>0,0,0,0,0,0,0,0,0,34,15,0,8,13,0,0,10,0,0,24,0,0,3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225,0,0,0,0,0,0,22,39,0,0,0,0,16,0,0,14,21,18,0,0,0,2,0," calcext:value-type="string">
            <text:p>225,0,0,0,0,0,0,22,39,0,0,0,0,16,0,0,14,21,18,0,0,0,2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225,26,0,0,0,0,0,27,0,27,18,0,14,10,0,0,0,21,20,0,0,0,1,249," calcext:value-type="string">
            <text:p>225,26,0,0,0,0,0,27,0,27,18,0,14,10,0,0,0,21,20,0,0,0,1,249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205,0,125,0,78,49,0,0,46,38,0,61,10,0,291,0,0,0,0,0,78,47,0,280," calcext:value-type="string">
            <text:p>205,0,125,0,78,49,0,0,46,38,0,61,10,0,291,0,0,0,0,0,78,47,0,280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;&quot;,&quot;)" office:value-type="string" office:string-value="0,0,0,22,73,38,0,0,44,0,0,61,15,0,291,181,0,0,20,0,89,47,0,249," calcext:value-type="string">
            <text:p>0,0,0,22,73,38,0,0,44,0,0,61,15,0,291,181,0,0,20,0,89,47,0,249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;[Prices.P20];&quot;,&quot;;[Prices.Q20];&quot;,&quot;;[Prices.R20];&quot;,&quot;;[Prices.S20];&quot;,&quot;;[Prices.T20];&quot;,&quot;;[Prices.U20];&quot;,&quot;;[Prices.V20];&quot;,&quot;;[Prices.W20];&quot;,&quot;;[Prices.X20];&quot;,&quot;;[Prices.Y20];&quot;,&quot;;[Prices.Z20];&quot;,&quot;;[Prices.AA20];&quot;,&quot;)" office:value-type="string" office:string-value="0,0,118,12,0,42,10,0,39,37,0,0,0,0,0,181,14,0,0,0,0,0,1,249," calcext:value-type="string">
            <text:p>0,0,118,12,0,42,10,0,39,37,0,0,0,0,0,181,14,0,0,0,0,0,1,249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;[Prices.P21];&quot;,&quot;;[Prices.Q21];&quot;,&quot;;[Prices.R21];&quot;,&quot;;[Prices.S21];&quot;,&quot;;[Prices.T21];&quot;,&quot;;[Prices.U21];&quot;,&quot;;[Prices.V21];&quot;,&quot;;[Prices.W21];&quot;,&quot;;[Prices.X21];&quot;,&quot;;[Prices.Y21];&quot;,&quot;;[Prices.Z21];&quot;,&quot;;[Prices.AA21];&quot;,&quot;)" office:value-type="string" office:string-value="0,26,118,12,0,0,0,0,0,37,0,56,0,0,0,181,14,0,0,0,0,0,1,249," calcext:value-type="string">
            <text:p>0,26,118,12,0,0,0,0,0,37,0,56,0,0,0,181,14,0,0,0,0,0,1,249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;[Prices.P22];&quot;,&quot;;[Prices.Q22];&quot;,&quot;;[Prices.R22];&quot;,&quot;;[Prices.S22];&quot;,&quot;;[Prices.T22];&quot;,&quot;;[Prices.U22];&quot;,&quot;;[Prices.V22];&quot;,&quot;;[Prices.W22];&quot;,&quot;;[Prices.X22];&quot;,&quot;;[Prices.Y22];&quot;,&quot;;[Prices.Z22];&quot;,&quot;;[Prices.AA22];&quot;,&quot;)" office:value-type="string" office:string-value="0,26,0,0,0,0,10,23,0,0,22,61,11,10,271,0,14,33,0,0,89,0,0,240," calcext:value-type="string">
            <text:p>0,26,0,0,0,0,10,23,0,0,22,61,11,10,271,0,14,33,0,0,89,0,0,24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;[Prices.P23];&quot;,&quot;;[Prices.Q23];&quot;,&quot;;[Prices.R23];&quot;,&quot;;[Prices.S23];&quot;,&quot;;[Prices.T23];&quot;,&quot;;[Prices.U23];&quot;,&quot;;[Prices.V23];&quot;,&quot;;[Prices.W23];&quot;,&quot;;[Prices.X23];&quot;,&quot;;[Prices.Y23];&quot;,&quot;;[Prices.Z23];&quot;,&quot;;[Prices.AA23];&quot;,&quot;)" office:value-type="string" office:string-value="0,0,0,22,0,0,11,25,0,40,24,0,12,16,281,185,16,0,0,36,99,0,0,0," calcext:value-type="string">
            <text:p>0,0,0,22,0,0,11,25,0,40,24,0,12,16,281,185,16,0,0,36,99,0,0,0,</text:p>
          </table:table-cell>
        </table:table-row>
        <table:table-row table:style-name="ro1">
          <table:table-cell table:formula="of:=COM.MICROSOFT.CONCAT([Prices.D24];&quot;,&quot;;[Prices.E24];&quot;,&quot;;[Prices.F24];&quot;,&quot;;[Prices.G24];&quot;,&quot;;[Prices.H24];&quot;,&quot;;[Prices.I24];&quot;,&quot;;[Prices.J24];&quot;,&quot;;[Prices.K24];&quot;,&quot;;[Prices.L24];&quot;,&quot;;[Prices.M24];&quot;,&quot;;[Prices.N24];&quot;,&quot;;[Prices.O24];&quot;,&quot;;[Prices.P24];&quot;,&quot;;[Prices.Q24];&quot;,&quot;;[Prices.R24];&quot;,&quot;;[Prices.S24];&quot;,&quot;;[Prices.T24];&quot;,&quot;;[Prices.U24];&quot;,&quot;;[Prices.V24];&quot;,&quot;;[Prices.W24];&quot;,&quot;;[Prices.X24];&quot;,&quot;;[Prices.Y24];&quot;,&quot;;[Prices.Z24];&quot;,&quot;;[Prices.AA24];&quot;,&quot;)" office:value-type="string" office:string-value="180,0,0,20,60,27,0,18,0,0,0,0,44,0,250,0,0,10,5,0,89,25,0,0," calcext:value-type="string">
            <text:p>180,0,0,20,60,27,0,18,0,0,0,0,44,0,250,0,0,10,5,0,89,25,0,0,</text:p>
          </table:table-cell>
        </table:table-row>
        <table:table-row table:style-name="ro1">
          <table:table-cell table:formula="of:=COM.MICROSOFT.CONCAT([Prices.D25];&quot;,&quot;;[Prices.E25];&quot;,&quot;;[Prices.F25];&quot;,&quot;;[Prices.G25];&quot;,&quot;;[Prices.H25];&quot;,&quot;;[Prices.I25];&quot;,&quot;;[Prices.J25];&quot;,&quot;;[Prices.K25];&quot;,&quot;;[Prices.L25];&quot;,&quot;;[Prices.M25];&quot;,&quot;;[Prices.N25];&quot;,&quot;;[Prices.O25];&quot;,&quot;;[Prices.P25];&quot;,&quot;;[Prices.Q25];&quot;,&quot;;[Prices.R25];&quot;,&quot;;[Prices.S25];&quot;,&quot;;[Prices.T25];&quot;,&quot;;[Prices.U25];&quot;,&quot;;[Prices.V25];&quot;,&quot;;[Prices.W25];&quot;,&quot;;[Prices.X25];&quot;,&quot;;[Prices.Y25];&quot;,&quot;;[Prices.Z25];&quot;,&quot;;[Prices.AA25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6];&quot;,&quot;;[Prices.E26];&quot;,&quot;;[Prices.F26];&quot;,&quot;;[Prices.G26];&quot;,&quot;;[Prices.H26];&quot;,&quot;;[Prices.I26];&quot;,&quot;;[Prices.J26];&quot;,&quot;;[Prices.K26];&quot;,&quot;;[Prices.L26];&quot;,&quot;;[Prices.M26];&quot;,&quot;;[Prices.N26];&quot;,&quot;;[Prices.O26];&quot;,&quot;;[Prices.P26];&quot;,&quot;;[Prices.Q26];&quot;,&quot;;[Prices.R26];&quot;,&quot;;[Prices.S26];&quot;,&quot;;[Prices.T26];&quot;,&quot;;[Prices.U26];&quot;,&quot;;[Prices.V26];&quot;,&quot;;[Prices.W26];&quot;,&quot;;[Prices.X26];&quot;,&quot;;[Prices.Y26];&quot;,&quot;;[Prices.Z26];&quot;,&quot;;[Prices.AA26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7];&quot;,&quot;;[Prices.E27];&quot;,&quot;;[Prices.F27];&quot;,&quot;;[Prices.G27];&quot;,&quot;;[Prices.H27];&quot;,&quot;;[Prices.I27];&quot;,&quot;;[Prices.J27];&quot;,&quot;;[Prices.K27];&quot;,&quot;;[Prices.L27];&quot;,&quot;;[Prices.M27];&quot;,&quot;;[Prices.N27];&quot;,&quot;;[Prices.O27];&quot;,&quot;;[Prices.P27];&quot;,&quot;;[Prices.Q27];&quot;,&quot;;[Prices.R27];&quot;,&quot;;[Prices.S27];&quot;,&quot;;[Prices.T27];&quot;,&quot;;[Prices.U27];&quot;,&quot;;[Prices.V27];&quot;,&quot;;[Prices.W27];&quot;,&quot;;[Prices.X27];&quot;,&quot;;[Prices.Y27];&quot;,&quot;;[Prices.Z27];&quot;,&quot;;[Prices.AA27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8];&quot;,&quot;;[Prices.E28];&quot;,&quot;;[Prices.F28];&quot;,&quot;;[Prices.G28];&quot;,&quot;;[Prices.H28];&quot;,&quot;;[Prices.I28];&quot;,&quot;;[Prices.J28];&quot;,&quot;;[Prices.K28];&quot;,&quot;;[Prices.L28];&quot;,&quot;;[Prices.M28];&quot;,&quot;;[Prices.N28];&quot;,&quot;;[Prices.O28];&quot;,&quot;;[Prices.P28];&quot;,&quot;;[Prices.Q28];&quot;,&quot;;[Prices.R28];&quot;,&quot;;[Prices.S28];&quot;,&quot;;[Prices.T28];&quot;,&quot;;[Prices.U28];&quot;,&quot;;[Prices.V28];&quot;,&quot;;[Prices.W28];&quot;,&quot;;[Prices.X28];&quot;,&quot;;[Prices.Y28];&quot;,&quot;;[Prices.Z28];&quot;,&quot;;[Prices.AA28];&quot;,&quot;)" office:value-type="string" office:string-value="200,0,0,25,0,37,0,23,0,16,0,0,0,0,0,150,0,0,0,0,90,0,0,0," calcext:value-type="string">
            <text:p>200,0,0,25,0,37,0,23,0,16,0,0,0,0,0,150,0,0,0,0,90,0,0,0,</text:p>
          </table:table-cell>
        </table:table-row>
        <table:table-row table:style-name="ro1">
          <table:table-cell table:formula="of:=COM.MICROSOFT.CONCAT([Prices.D29];&quot;,&quot;;[Prices.E29];&quot;,&quot;;[Prices.F29];&quot;,&quot;;[Prices.G29];&quot;,&quot;;[Prices.H29];&quot;,&quot;;[Prices.I29];&quot;,&quot;;[Prices.J29];&quot;,&quot;;[Prices.K29];&quot;,&quot;;[Prices.L29];&quot;,&quot;;[Prices.M29];&quot;,&quot;;[Prices.N29];&quot;,&quot;;[Prices.O29];&quot;,&quot;;[Prices.P29];&quot;,&quot;;[Prices.Q29];&quot;,&quot;;[Prices.R29];&quot;,&quot;;[Prices.S29];&quot;,&quot;;[Prices.T29];&quot;,&quot;;[Prices.U29];&quot;,&quot;;[Prices.V29];&quot;,&quot;;[Prices.W29];&quot;,&quot;;[Prices.X29];&quot;,&quot;;[Prices.Y29];&quot;,&quot;;[Prices.Z29];&quot;,&quot;;[Prices.AA29];&quot;,&quot;)" office:value-type="string" office:string-value="0,0,0,0,50,0,0,0,0,0,0,0,0,0,250,0,0,15,9,0,0,34,0,0," calcext:value-type="string">
            <text:p>0,0,0,0,50,0,0,0,0,0,0,0,0,0,250,0,0,15,9,0,0,34,0,0,</text:p>
          </table:table-cell>
        </table:table-row>
        <table:table-row table:style-name="ro1">
          <table:table-cell table:formula="of:=COM.MICROSOFT.CONCAT([Prices.D30];&quot;,&quot;;[Prices.E30];&quot;,&quot;;[Prices.F30];&quot;,&quot;;[Prices.G30];&quot;,&quot;;[Prices.H30];&quot;,&quot;;[Prices.I30];&quot;,&quot;;[Prices.J30];&quot;,&quot;;[Prices.K30];&quot;,&quot;;[Prices.L30];&quot;,&quot;;[Prices.M30];&quot;,&quot;;[Prices.N30];&quot;,&quot;;[Prices.O30];&quot;,&quot;;[Prices.P30];&quot;,&quot;;[Prices.Q30];&quot;,&quot;;[Prices.R30];&quot;,&quot;;[Prices.S30];&quot;,&quot;;[Prices.T30];&quot;,&quot;;[Prices.U30];&quot;,&quot;;[Prices.V30];&quot;,&quot;;[Prices.W30];&quot;,&quot;;[Prices.X30];&quot;,&quot;;[Prices.Y30];&quot;,&quot;;[Prices.Z30];&quot;,&quot;;[Prices.AA30];&quot;,&quot;)" office:value-type="string" office:string-value="0,40,0,0,0,0,23,30,0,0,28,0,32,24,0,0,10,0,0,0,0,0,1,0," calcext:value-type="string">
            <text:p>0,40,0,0,0,0,23,30,0,0,28,0,32,24,0,0,10,0,0,0,0,0,1,0,</text:p>
          </table:table-cell>
        </table:table-row>
        <table:table-row table:style-name="ro1">
          <table:table-cell table:formula="of:=COM.MICROSOFT.CONCAT([Prices.D31];&quot;,&quot;;[Prices.E31];&quot;,&quot;;[Prices.F31];&quot;,&quot;;[Prices.G31];&quot;,&quot;;[Prices.H31];&quot;,&quot;;[Prices.I31];&quot;,&quot;;[Prices.J31];&quot;,&quot;;[Prices.K31];&quot;,&quot;;[Prices.L31];&quot;,&quot;;[Prices.M31];&quot;,&quot;;[Prices.N31];&quot;,&quot;;[Prices.O31];&quot;,&quot;;[Prices.P31];&quot;,&quot;;[Prices.Q31];&quot;,&quot;;[Prices.R31];&quot;,&quot;;[Prices.S31];&quot;,&quot;;[Prices.T31];&quot;,&quot;;[Prices.U31];&quot;,&quot;;[Prices.V31];&quot;,&quot;;[Prices.W31];&quot;,&quot;;[Prices.X31];&quot;,&quot;;[Prices.Y31];&quot;,&quot;;[Prices.Z31];&quot;,&quot;;[Prices.AA31])" office:value-type="string" office:string-value="0,0,250,25,0,0,0,0,69,40,0,68,40,0,0,185,20,0,0,36,99,0,1,480" calcext:value-type="string">
            <text:p>0,0,250,25,0,0,0,0,69,40,0,68,40,0,0,185,20,0,0,36,99,0,1,480</text:p>
          </table:table-cell>
        </table:table-row>
      </table:table>
      <table:table table:name="Array Quantity" table:style-name="ta1">
        <table:table-column table:style-name="co14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5000,5000,0,5000,0,0,0,0,65000,0,0,5000,0,0,0,5000,2000,0,10000,0," calcext:value-type="string">
            <text:p>0,0,0,0,5000,5000,0,5000,0,0,0,0,65000,0,0,5000,0,0,0,5000,2000,0,1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65000,0,0,0,0,0,0,0,0,0,0,0," calcext:value-type="string">
            <text:p>0,0,0,0,0,0,0,0,0,0,0,0,65000,0,0,0,0,0,0,0,0,0,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5000,0,0,0,5000,0,2500,2500,0,0,0,0,0,0,0,0,10000,0," calcext:value-type="string">
            <text:p>0,0,0,0,0,0,5000,0,0,0,5000,0,2500,2500,0,0,0,0,0,0,0,0,1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2500,1000,0,0,0,0,0,0,0,0,0,0,0,0,0,0,0,0,0,0,0,10000,1000," calcext:value-type="string">
            <text:p>0,2500,1000,0,0,0,0,0,0,0,0,0,0,0,0,0,0,0,0,0,0,0,10000,1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5000,0,0,0,0,2500,0,0,0,0,0,5000,0,0,0,0,0,2500,0,0,0,5000,10000,0," calcext:value-type="string">
            <text:p>5000,0,0,0,0,2500,0,0,0,0,0,5000,0,0,0,0,0,2500,0,0,0,5000,1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2500,0,0,0,0,2500,0,2500,0,0,0,0,0,0,0,0,0,5000,0,0,0,2500,10000,0," calcext:value-type="string">
            <text:p>2500,0,0,0,0,2500,0,2500,0,0,0,0,0,0,0,0,0,5000,0,0,0,2500,1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5000,0,0,2500,0,0,0,5000,0,0,2500,0,0,0,0," calcext:value-type="string">
            <text:p>0,0,0,0,0,0,0,0,0,5000,0,0,2500,0,0,0,5000,0,0,25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000,0,0,0,0,0,0,0,0,0,0,0,0,0,2500,0,0,5000,0,0,0,10000,0," calcext:value-type="string">
            <text:p>0,1000,0,0,0,0,0,0,0,0,0,0,0,0,0,2500,0,0,5000,0,0,0,10000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2500,500,0,2500,2500,0,0,5000,0,0,2500,0,0,10000,0," calcext:value-type="string">
            <text:p>0,0,0,0,0,0,0,0,0,2500,500,0,2500,2500,0,0,5000,0,0,2500,0,0,10000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5000,0,0,0,0,0,0,1500,0,0,0,0,0,1000,0,0,0,0,5000,0,0,0,10000,0," calcext:value-type="string">
            <text:p>5000,0,0,0,0,0,0,1500,0,0,0,0,0,1000,0,0,0,0,5000,0,0,0,10000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2500,0,0,0,0,0,0,0,0,0,0,65000,0,0,0,0,0,2500,0,0,0,10000,0," calcext:value-type="string">
            <text:p>0,2500,0,0,0,0,0,0,0,0,0,0,65000,0,0,0,0,0,2500,0,0,0,10000,0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5000,0,0,0,5000,5000,0,0,5000,100,0,500,65000,0,5000,0,0,0,0,0,5000,2000,0,0," calcext:value-type="string">
            <text:p>5000,0,0,0,5000,5000,0,0,5000,100,0,500,65000,0,5000,0,0,0,0,0,5000,2000,0,0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000,0,0,0,1000,1000,0,0,1000,0,0,1000,65000,0,1000,1000,0,0,0,0,1000,1000,0,0," calcext:value-type="string">
            <text:p>1000,0,0,0,1000,1000,0,0,1000,0,0,1000,65000,0,1000,1000,0,0,0,0,1000,1000,0,0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5000,0,0,0,0,2500,0,0,0,0,0,0,0,0,0,0,0,0,0,10000,0," calcext:value-type="string">
            <text:p>0,0,0,5000,0,0,0,0,2500,0,0,0,0,0,0,0,0,0,0,0,0,0,10000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500,0,5000,0,0,0,0,0,0,0,5000,0,0,0,0,0,0,0,0,0,0,10000,0," calcext:value-type="string">
            <text:p>0,500,0,5000,0,0,0,0,0,0,0,5000,0,0,0,0,0,0,0,0,0,0,10000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5000,0,0,0,0,5000,5000,0,0,5000,0,5000,5000,2500,0,2500,5000,0,0,0,0,0,0," calcext:value-type="string">
            <text:p>0,5000,0,0,0,0,5000,5000,0,0,5000,0,5000,5000,2500,0,2500,500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;&quot;,&quot;)" office:value-type="string" office:string-value="0,0,0,500,0,0,500,500,0,500,500,0,5000,500,500,500,500,0,0,500,500,0,0,0," calcext:value-type="string">
            <text:p>0,0,0,500,0,0,500,500,0,500,500,0,5000,500,500,500,500,0,0,500,500,0,0,0,</text:p>
          </table:table-cell>
        </table:table-row>
        <table:table-row table:style-name="ro1">
          <table:table-cell table:formula="of:=COM.MICROSOFT.CONCAT([Quantity.D20];&quot;,&quot;;[Quantity.E20];&quot;,&quot;;[Quantity.F20];&quot;,&quot;;[Quantity.G20];&quot;,&quot;;[Quantity.H20];&quot;,&quot;;[Quantity.I20];&quot;,&quot;;[Quantity.J20];&quot;,&quot;;[Quantity.K20];&quot;,&quot;;[Quantity.L20];&quot;,&quot;;[Quantity.M20];&quot;,&quot;;[Quantity.N20];&quot;,&quot;;[Quantity.O20];&quot;,&quot;;[Quantity.P20];&quot;,&quot;;[Quantity.Q20];&quot;,&quot;;[Quantity.R20];&quot;,&quot;;[Quantity.S20];&quot;,&quot;;[Quantity.T20];&quot;,&quot;;[Quantity.U20];&quot;,&quot;;[Quantity.V20];&quot;,&quot;;[Quantity.W20];&quot;,&quot;;[Quantity.X20];&quot;,&quot;;[Quantity.Y20];&quot;,&quot;;[Quantity.Z20];&quot;,&quot;;[Quantity.AA20];&quot;,&quot;)" office:value-type="string" office:string-value="10000,0,0,10000,10000,10000,0,10000,0,0,0,0,65000,0,10000,0,0,10000,65000,0,10000,10000,0,0," calcext:value-type="string">
            <text:p>10000,0,0,10000,10000,10000,0,10000,0,0,0,0,65000,0,10000,0,0,10000,65000,0,10000,10000,0,0,</text:p>
          </table:table-cell>
        </table:table-row>
        <table:table-row table:style-name="ro1">
          <table:table-cell table:formula="of:=COM.MICROSOFT.CONCAT([Quantity.D21];&quot;,&quot;;[Quantity.E21];&quot;,&quot;;[Quantity.F21];&quot;,&quot;;[Quantity.G21];&quot;,&quot;;[Quantity.H21];&quot;,&quot;;[Quantity.I21];&quot;,&quot;;[Quantity.J21];&quot;,&quot;;[Quantity.K21];&quot;,&quot;;[Quantity.L21];&quot;,&quot;;[Quantity.M21];&quot;,&quot;;[Quantity.N21];&quot;,&quot;;[Quantity.O21];&quot;,&quot;;[Quantity.P21];&quot;,&quot;;[Quantity.Q21];&quot;,&quot;;[Quantity.R21];&quot;,&quot;;[Quantity.S21];&quot;,&quot;;[Quantity.T21];&quot;,&quot;;[Quantity.U21];&quot;,&quot;;[Quantity.V21];&quot;,&quot;;[Quantity.W21];&quot;,&quot;;[Quantity.X21];&quot;,&quot;;[Quantity.Y21];&quot;,&quot;;[Quantity.Z21];&quot;,&quot;;[Quantity.AA21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2];&quot;,&quot;;[Quantity.E22];&quot;,&quot;;[Quantity.F22];&quot;,&quot;;[Quantity.G22];&quot;,&quot;;[Quantity.H22];&quot;,&quot;;[Quantity.I22];&quot;,&quot;;[Quantity.J22];&quot;,&quot;;[Quantity.K22];&quot;,&quot;;[Quantity.L22];&quot;,&quot;;[Quantity.M22];&quot;,&quot;;[Quantity.N22];&quot;,&quot;;[Quantity.O22];&quot;,&quot;;[Quantity.P22];&quot;,&quot;;[Quantity.Q22];&quot;,&quot;;[Quantity.R22];&quot;,&quot;;[Quantity.S22];&quot;,&quot;;[Quantity.T22];&quot;,&quot;;[Quantity.U22];&quot;,&quot;;[Quantity.V22];&quot;,&quot;;[Quantity.W22];&quot;,&quot;;[Quantity.X22];&quot;,&quot;;[Quantity.Y22];&quot;,&quot;;[Quantity.Z22];&quot;,&quot;;[Quantity.AA22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3];&quot;,&quot;;[Quantity.E23];&quot;,&quot;;[Quantity.F23];&quot;,&quot;;[Quantity.G23];&quot;,&quot;;[Quantity.H23];&quot;,&quot;;[Quantity.I23];&quot;,&quot;;[Quantity.J23];&quot;,&quot;;[Quantity.K23];&quot;,&quot;;[Quantity.L23];&quot;,&quot;;[Quantity.M23];&quot;,&quot;;[Quantity.N23];&quot;,&quot;;[Quantity.O23];&quot;,&quot;;[Quantity.P23];&quot;,&quot;;[Quantity.Q23];&quot;,&quot;;[Quantity.R23];&quot;,&quot;;[Quantity.S23];&quot;,&quot;;[Quantity.T23];&quot;,&quot;;[Quantity.U23];&quot;,&quot;;[Quantity.V23];&quot;,&quot;;[Quantity.W23];&quot;,&quot;;[Quantity.X23];&quot;,&quot;;[Quantity.Y23];&quot;,&quot;;[Quantity.Z23];&quot;,&quot;;[Quantity.AA23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4];&quot;,&quot;;[Quantity.E24];&quot;,&quot;;[Quantity.F24];&quot;,&quot;;[Quantity.G24];&quot;,&quot;;[Quantity.H24];&quot;,&quot;;[Quantity.I24];&quot;,&quot;;[Quantity.J24];&quot;,&quot;;[Quantity.K24];&quot;,&quot;;[Quantity.L24];&quot;,&quot;;[Quantity.M24];&quot;,&quot;;[Quantity.N24];&quot;,&quot;;[Quantity.O24];&quot;,&quot;;[Quantity.P24];&quot;,&quot;;[Quantity.Q24];&quot;,&quot;;[Quantity.R24];&quot;,&quot;;[Quantity.S24];&quot;,&quot;;[Quantity.T24];&quot;,&quot;;[Quantity.U24];&quot;,&quot;;[Quantity.V24];&quot;,&quot;;[Quantity.W24];&quot;,&quot;;[Quantity.X24];&quot;,&quot;;[Quantity.Y24];&quot;,&quot;;[Quantity.Z24];&quot;,&quot;;[Quantity.AA24];&quot;,&quot;)" office:value-type="string" office:string-value="5000,0,0,5000,0,5000,0,5000,0,5000,0,0,0,0,0,5000,0,0,0,0,5000,0,0,0," calcext:value-type="string">
            <text:p>5000,0,0,5000,0,5000,0,5000,0,5000,0,0,0,0,0,5000,0,0,0,0,5000,0,0,0,</text:p>
          </table:table-cell>
        </table:table-row>
        <table:table-row table:style-name="ro1">
          <table:table-cell table:formula="of:=COM.MICROSOFT.CONCAT([Quantity.D25];&quot;,&quot;;[Quantity.E25];&quot;,&quot;;[Quantity.F25];&quot;,&quot;;[Quantity.G25];&quot;,&quot;;[Quantity.H25];&quot;,&quot;;[Quantity.I25];&quot;,&quot;;[Quantity.J25];&quot;,&quot;;[Quantity.K25];&quot;,&quot;;[Quantity.L25];&quot;,&quot;;[Quantity.M25];&quot;,&quot;;[Quantity.N25];&quot;,&quot;;[Quantity.O25];&quot;,&quot;;[Quantity.P25];&quot;,&quot;;[Quantity.Q25];&quot;,&quot;;[Quantity.R25];&quot;,&quot;;[Quantity.S25];&quot;,&quot;;[Quantity.T25];&quot;,&quot;;[Quantity.U25];&quot;,&quot;;[Quantity.V25];&quot;,&quot;;[Quantity.W25];&quot;,&quot;;[Quantity.X25];&quot;,&quot;;[Quantity.Y25];&quot;,&quot;;[Quantity.Z25];&quot;,&quot;;[Quantity.AA25];&quot;,&quot;)" office:value-type="string" office:string-value="0,0,0,0,5000,0,0,0,0,0,0,0,0,0,5000,0,0,5000,65000,0,0,5000,0,0," calcext:value-type="string">
            <text:p>0,0,0,0,5000,0,0,0,0,0,0,0,0,0,5000,0,0,5000,65000,0,0,5000,0,0,</text:p>
          </table:table-cell>
        </table:table-row>
        <table:table-row table:style-name="ro1">
          <table:table-cell table:formula="of:=COM.MICROSOFT.CONCAT([Quantity.D26];&quot;,&quot;;[Quantity.E26];&quot;,&quot;;[Quantity.F26];&quot;,&quot;;[Quantity.G26];&quot;,&quot;;[Quantity.H26];&quot;,&quot;;[Quantity.I26];&quot;,&quot;;[Quantity.J26];&quot;,&quot;;[Quantity.K26];&quot;,&quot;;[Quantity.L26];&quot;,&quot;;[Quantity.M26];&quot;,&quot;;[Quantity.N26];&quot;,&quot;;[Quantity.O26];&quot;,&quot;;[Quantity.P26];&quot;,&quot;;[Quantity.Q26];&quot;,&quot;;[Quantity.R26];&quot;,&quot;;[Quantity.S26];&quot;,&quot;;[Quantity.T26];&quot;,&quot;;[Quantity.U26];&quot;,&quot;;[Quantity.V26];&quot;,&quot;;[Quantity.W26];&quot;,&quot;;[Quantity.X26];&quot;,&quot;;[Quantity.Y26];&quot;,&quot;;[Quantity.Z26];&quot;,&quot;;[Quantity.AA26];&quot;,&quot;)" office:value-type="string" office:string-value="0,10000,0,0,0,0,10000,10000,0,0,10000,0,65000,10000,0,0,65000,0,0,0,0,0,65000,0," calcext:value-type="string">
            <text:p>0,10000,0,0,0,0,10000,10000,0,0,10000,0,65000,10000,0,0,65000,0,0,0,0,0,65000,0,</text:p>
          </table:table-cell>
        </table:table-row>
        <table:table-row table:style-name="ro1">
          <table:table-cell table:formula="of:=COM.MICROSOFT.CONCAT([Quantity.D27];&quot;,&quot;;[Quantity.E27];&quot;,&quot;;[Quantity.F27];&quot;,&quot;;[Quantity.G27];&quot;,&quot;;[Quantity.H27];&quot;,&quot;;[Quantity.I27];&quot;,&quot;;[Quantity.J27];&quot;,&quot;;[Quantity.K27];&quot;,&quot;;[Quantity.L27];&quot;,&quot;;[Quantity.M27];&quot;,&quot;;[Quantity.N27];&quot;,&quot;;[Quantity.O27];&quot;,&quot;;[Quantity.P27];&quot;,&quot;;[Quantity.Q27];&quot;,&quot;;[Quantity.R27];&quot;,&quot;;[Quantity.S27];&quot;,&quot;;[Quantity.T27];&quot;,&quot;;[Quantity.U27];&quot;,&quot;;[Quantity.V27];&quot;,&quot;;[Quantity.W27];&quot;,&quot;;[Quantity.X27];&quot;,&quot;;[Quantity.Y27];&quot;,&quot;;[Quantity.Z27];&quot;,&quot;;[Quantity.AA27])" office:value-type="string" office:string-value="0,0,0,5000,0,0,0,0,5000,5000,0,5000,0,0,0,0,0,0,0,0,10000,0,65000,0" calcext:value-type="string">
            <text:p>0,0,0,5000,0,0,0,0,5000,5000,0,5000,0,0,0,0,0,0,0,0,10000,0,65000,0</text:p>
          </table:table-cell>
        </table:table-row>
      </table:table>
      <table:table table:name="Array Locations" table:style-name="ta1">
        <table:table-column table:style-name="co14" table:default-cell-style-name="Default"/>
        <table:table-row table:style-name="ro1">
          <table:table-cell table:formula="of:=COM.MICROSOFT.CONCAT([Distance.D3];&quot;,&quot;;[Distance.E3];&quot;,&quot;;[Distance.F3];&quot;,&quot;;[Distance.G3];&quot;,&quot;;[Distance.H3];&quot;,&quot;;[Distance.I3];&quot;,&quot;;[Distance.J3];&quot;,&quot;;[Distance.K3];&quot;,&quot;;[Distance.L3];&quot;,&quot;;[Distance.M3];&quot;,&quot;;[Distance.N3];&quot;,&quot;;[Distance.O3];&quot;,&quot;;[Distance.P3];&quot;,&quot;;[Distance.Q3];&quot;,&quot;;[Distance.R3];&quot;,&quot;;[Distance.S3];&quot;,&quot;;[Distance.T3];&quot;,&quot;;[Distance.U3];&quot;,&quot;;[Distance.V3];&quot;,&quot;;[Distance.W3];&quot;,&quot;;[Distance.X3];&quot;,&quot;;[Distance.Y3];&quot;,&quot;;[Distance.Z3];&quot;,&quot;;[Distance.AA3];&quot;,&quot;;[Distance.AB3];&quot;,&quot;)" office:value-type="string" office:string-value="0,50,0,0,0,0,0,0,60,0,0,365,120,0,0,50,50,0,0,0,0,0,0,0,0," calcext:value-type="string">
            <text:p>0,50,0,0,0,0,0,0,60,0,0,365,120,0,0,50,50,0,0,0,0,0,0,0,0,</text:p>
          </table:table-cell>
        </table:table-row>
        <table:table-row table:style-name="ro1">
          <table:table-cell table:formula="of:=COM.MICROSOFT.CONCAT([Distance.D4];&quot;,&quot;;[Distance.E4];&quot;,&quot;;[Distance.F4];&quot;,&quot;;[Distance.G4];&quot;,&quot;;[Distance.H4];&quot;,&quot;;[Distance.I4];&quot;,&quot;;[Distance.J4];&quot;,&quot;;[Distance.K4];&quot;,&quot;;[Distance.L4];&quot;,&quot;;[Distance.M4];&quot;,&quot;;[Distance.N4];&quot;,&quot;;[Distance.O4];&quot;,&quot;;[Distance.P4];&quot;,&quot;;[Distance.Q4];&quot;,&quot;;[Distance.R4];&quot;,&quot;;[Distance.S4];&quot;,&quot;;[Distance.T4];&quot;,&quot;;[Distance.U4];&quot;,&quot;;[Distance.V4];&quot;,&quot;;[Distance.W4];&quot;,&quot;;[Distance.X4];&quot;,&quot;;[Distance.Y4];&quot;,&quot;;[Distance.Z4];&quot;,&quot;;[Distance.AA4];&quot;,&quot;;[Distance.AB4];&quot;,&quot;)" office:value-type="string" office:string-value="50,0,20,30,0,0,0,0,0,0,0,0,0,0,0,0,0,0,0,0,0,0,0,0,0," calcext:value-type="string">
            <text:p>50,0,20,30,0,0,0,0,0,0,0,0,0,0,0,0,0,0,0,0,0,0,0,0,0,</text:p>
          </table:table-cell>
        </table:table-row>
        <table:table-row table:style-name="ro1">
          <table:table-cell table:formula="of:=COM.MICROSOFT.CONCAT([Distance.D5];&quot;,&quot;;[Distance.E5];&quot;,&quot;;[Distance.F5];&quot;,&quot;;[Distance.G5];&quot;,&quot;;[Distance.H5];&quot;,&quot;;[Distance.I5];&quot;,&quot;;[Distance.J5];&quot;,&quot;;[Distance.K5];&quot;,&quot;;[Distance.L5];&quot;,&quot;;[Distance.M5];&quot;,&quot;;[Distance.N5];&quot;,&quot;;[Distance.O5];&quot;,&quot;;[Distance.P5];&quot;,&quot;;[Distance.Q5];&quot;,&quot;;[Distance.R5];&quot;,&quot;;[Distance.S5];&quot;,&quot;;[Distance.T5];&quot;,&quot;;[Distance.U5];&quot;,&quot;;[Distance.V5];&quot;,&quot;;[Distance.W5];&quot;,&quot;;[Distance.X5];&quot;,&quot;;[Distance.Y5];&quot;,&quot;;[Distance.Z5];&quot;,&quot;;[Distance.AA5];&quot;,&quot;;[Distance.AB5];&quot;,&quot;)" office:value-type="string" office:string-value="0,20,0,0,0,0,0,0,0,0,0,0,0,0,0,0,0,0,0,0,0,0,0,0,0," calcext:value-type="string">
            <text:p>0,20,0,0,0,0,0,0,0,0,0,0,0,0,0,0,0,0,0,0,0,0,0,0,0,</text:p>
          </table:table-cell>
        </table:table-row>
        <table:table-row table:style-name="ro1">
          <table:table-cell table:formula="of:=COM.MICROSOFT.CONCAT([Distance.D6];&quot;,&quot;;[Distance.E6];&quot;,&quot;;[Distance.F6];&quot;,&quot;;[Distance.G6];&quot;,&quot;;[Distance.H6];&quot;,&quot;;[Distance.I6];&quot;,&quot;;[Distance.J6];&quot;,&quot;;[Distance.K6];&quot;,&quot;;[Distance.L6];&quot;,&quot;;[Distance.M6];&quot;,&quot;;[Distance.N6];&quot;,&quot;;[Distance.O6];&quot;,&quot;;[Distance.P6];&quot;,&quot;;[Distance.Q6];&quot;,&quot;;[Distance.R6];&quot;,&quot;;[Distance.S6];&quot;,&quot;;[Distance.T6];&quot;,&quot;;[Distance.U6];&quot;,&quot;;[Distance.V6];&quot;,&quot;;[Distance.W6];&quot;,&quot;;[Distance.X6];&quot;,&quot;;[Distance.Y6];&quot;,&quot;;[Distance.Z6];&quot;,&quot;;[Distance.AA6];&quot;,&quot;;[Distance.AB6];&quot;,&quot;)" office:value-type="string" office:string-value="0,30,0,0,0,0,0,0,0,0,0,0,0,0,0,0,0,0,0,0,0,0,0,0,0," calcext:value-type="string">
            <text:p>0,30,0,0,0,0,0,0,0,0,0,0,0,0,0,0,0,0,0,0,0,0,0,0,0,</text:p>
          </table:table-cell>
        </table:table-row>
        <table:table-row table:style-name="ro1">
          <table:table-cell table:formula="of:=COM.MICROSOFT.CONCAT([Distance.D7];&quot;,&quot;;[Distance.E7];&quot;,&quot;;[Distance.F7];&quot;,&quot;;[Distance.G7];&quot;,&quot;;[Distance.H7];&quot;,&quot;;[Distance.I7];&quot;,&quot;;[Distance.J7];&quot;,&quot;;[Distance.K7];&quot;,&quot;;[Distance.L7];&quot;,&quot;;[Distance.M7];&quot;,&quot;;[Distance.N7];&quot;,&quot;;[Distance.O7];&quot;,&quot;;[Distance.P7];&quot;,&quot;;[Distance.Q7];&quot;,&quot;;[Distance.R7];&quot;,&quot;;[Distance.S7];&quot;,&quot;;[Distance.T7];&quot;,&quot;;[Distance.U7];&quot;,&quot;;[Distance.V7];&quot;,&quot;;[Distance.W7];&quot;,&quot;;[Distance.X7];&quot;,&quot;;[Distance.Y7];&quot;,&quot;;[Distance.Z7];&quot;,&quot;;[Distance.AA7];&quot;,&quot;;[Distance.AB7];&quot;,&quot;)" office:value-type="string" office:string-value="0,0,0,0,0,0,20,0,0,0,0,0,0,0,0,0,20,0,0,0,0,0,0,0,0," calcext:value-type="string">
            <text:p>0,0,0,0,0,0,20,0,0,0,0,0,0,0,0,0,20,0,0,0,0,0,0,0,0,</text:p>
          </table:table-cell>
        </table:table-row>
        <table:table-row table:style-name="ro1">
          <table:table-cell table:formula="of:=COM.MICROSOFT.CONCAT([Distance.D8];&quot;,&quot;;[Distance.E8];&quot;,&quot;;[Distance.F8];&quot;,&quot;;[Distance.G8];&quot;,&quot;;[Distance.H8];&quot;,&quot;;[Distance.I8];&quot;,&quot;;[Distance.J8];&quot;,&quot;;[Distance.K8];&quot;,&quot;;[Distance.L8];&quot;,&quot;;[Distance.M8];&quot;,&quot;;[Distance.N8];&quot;,&quot;;[Distance.O8];&quot;,&quot;;[Distance.P8];&quot;,&quot;;[Distance.Q8];&quot;,&quot;;[Distance.R8];&quot;,&quot;;[Distance.S8];&quot;,&quot;;[Distance.T8];&quot;,&quot;;[Distance.U8];&quot;,&quot;;[Distance.V8];&quot;,&quot;;[Distance.W8];&quot;,&quot;;[Distance.X8];&quot;,&quot;;[Distance.Y8];&quot;,&quot;;[Distance.Z8];&quot;,&quot;;[Distance.AA8];&quot;,&quot;;[Distance.AB8];&quot;,&quot;)" office:value-type="string" office:string-value="0,0,0,0,0,0,0,0,0,0,0,0,0,0,0,0,30,0,0,0,0,0,0,0,0," calcext:value-type="string">
            <text:p>0,0,0,0,0,0,0,0,0,0,0,0,0,0,0,0,30,0,0,0,0,0,0,0,0,</text:p>
          </table:table-cell>
        </table:table-row>
        <table:table-row table:style-name="ro1">
          <table:table-cell table:formula="of:=COM.MICROSOFT.CONCAT([Distance.D9];&quot;,&quot;;[Distance.E9];&quot;,&quot;;[Distance.F9];&quot;,&quot;;[Distance.G9];&quot;,&quot;;[Distance.H9];&quot;,&quot;;[Distance.I9];&quot;,&quot;;[Distance.J9];&quot;,&quot;;[Distance.K9];&quot;,&quot;;[Distance.L9];&quot;,&quot;;[Distance.M9];&quot;,&quot;;[Distance.N9];&quot;,&quot;;[Distance.O9];&quot;,&quot;;[Distance.P9];&quot;,&quot;;[Distance.Q9];&quot;,&quot;;[Distance.R9];&quot;,&quot;;[Distance.S9];&quot;,&quot;;[Distance.T9];&quot;,&quot;;[Distance.U9];&quot;,&quot;;[Distance.V9];&quot;,&quot;;[Distance.W9];&quot;,&quot;;[Distance.X9];&quot;,&quot;;[Distance.Y9];&quot;,&quot;;[Distance.Z9];&quot;,&quot;;[Distance.AA9];&quot;,&quot;;[Distance.AB9];&quot;,&quot;)" office:value-type="string" office:string-value="0,0,0,0,20,0,0,0,0,0,0,0,0,0,0,0,0,0,0,0,0,0,0,0,0," calcext:value-type="string">
            <text:p>0,0,0,0,20,0,0,0,0,0,0,0,0,0,0,0,0,0,0,0,0,0,0,0,0,</text:p>
          </table:table-cell>
        </table:table-row>
        <table:table-row table:style-name="ro1">
          <table:table-cell table:formula="of:=COM.MICROSOFT.CONCAT([Distance.D10];&quot;,&quot;;[Distance.E10];&quot;,&quot;;[Distance.F10];&quot;,&quot;;[Distance.G10];&quot;,&quot;;[Distance.H10];&quot;,&quot;;[Distance.I10];&quot;,&quot;;[Distance.J10];&quot;,&quot;;[Distance.K10];&quot;,&quot;;[Distance.L10];&quot;,&quot;;[Distance.M10];&quot;,&quot;;[Distance.N10];&quot;,&quot;;[Distance.O10];&quot;,&quot;;[Distance.P10];&quot;,&quot;;[Distance.Q10];&quot;,&quot;;[Distance.R10];&quot;,&quot;;[Distance.S10];&quot;,&quot;;[Distance.T10];&quot;,&quot;;[Distance.U10];&quot;,&quot;;[Distance.V10];&quot;,&quot;;[Distance.W10];&quot;,&quot;;[Distance.X10];&quot;,&quot;;[Distance.Y10];&quot;,&quot;;[Distance.Z10];&quot;,&quot;;[Distance.AA10];&quot;,&quot;;[Distance.AB10];&quot;,&quot;)" office:value-type="string" office:string-value="0,0,0,0,0,0,0,0,30,0,0,0,0,0,0,0,0,0,0,0,0,0,0,0,0," calcext:value-type="string">
            <text:p>0,0,0,0,0,0,0,0,30,0,0,0,0,0,0,0,0,0,0,0,0,0,0,0,0,</text:p>
          </table:table-cell>
        </table:table-row>
        <table:table-row table:style-name="ro1">
          <table:table-cell table:formula="of:=COM.MICROSOFT.CONCAT([Distance.D11];&quot;,&quot;;[Distance.E11];&quot;,&quot;;[Distance.F11];&quot;,&quot;;[Distance.G11];&quot;,&quot;;[Distance.H11];&quot;,&quot;;[Distance.I11];&quot;,&quot;;[Distance.J11];&quot;,&quot;;[Distance.K11];&quot;,&quot;;[Distance.L11];&quot;,&quot;;[Distance.M11];&quot;,&quot;;[Distance.N11];&quot;,&quot;;[Distance.O11];&quot;,&quot;;[Distance.P11];&quot;,&quot;;[Distance.Q11];&quot;,&quot;;[Distance.R11];&quot;,&quot;;[Distance.S11];&quot;,&quot;;[Distance.T11];&quot;,&quot;;[Distance.U11];&quot;,&quot;;[Distance.V11];&quot;,&quot;;[Distance.W11];&quot;,&quot;;[Distance.X11];&quot;,&quot;;[Distance.Y11];&quot;,&quot;;[Distance.Z11];&quot;,&quot;;[Distance.AA11];&quot;,&quot;;[Distance.AB11];&quot;,&quot;)" office:value-type="string" office:string-value="60,0,0,0,0,0,0,30,0,0,0,0,0,0,0,0,0,0,0,0,0,0,0,0,0," calcext:value-type="string">
            <text:p>60,0,0,0,0,0,0,30,0,0,0,0,0,0,0,0,0,0,0,0,0,0,0,0,0,</text:p>
          </table:table-cell>
        </table:table-row>
        <table:table-row table:style-name="ro1">
          <table:table-cell table:formula="of:=COM.MICROSOFT.CONCAT([Distance.D12];&quot;,&quot;;[Distance.E12];&quot;,&quot;;[Distance.F12];&quot;,&quot;;[Distance.G12];&quot;,&quot;;[Distance.H12];&quot;,&quot;;[Distance.I12];&quot;,&quot;;[Distance.J12];&quot;,&quot;;[Distance.K12];&quot;,&quot;;[Distance.L12];&quot;,&quot;;[Distance.M12];&quot;,&quot;;[Distance.N12];&quot;,&quot;;[Distance.O12];&quot;,&quot;;[Distance.P12];&quot;,&quot;;[Distance.Q12];&quot;,&quot;;[Distance.R12];&quot;,&quot;;[Distance.S12];&quot;,&quot;;[Distance.T12];&quot;,&quot;;[Distance.U12];&quot;,&quot;;[Distance.V12];&quot;,&quot;;[Distance.W12];&quot;,&quot;;[Distance.X12];&quot;,&quot;;[Distance.Y12];&quot;,&quot;;[Distance.Z12];&quot;,&quot;;[Distance.AA12];&quot;,&quot;;[Distance.AB12];&quot;,&quot;)" office:value-type="string" office:string-value="0,0,0,0,0,0,0,0,0,0,50,0,60,0,0,0,0,0,0,0,0,0,0,0,0," calcext:value-type="string">
            <text:p>0,0,0,0,0,0,0,0,0,0,50,0,60,0,0,0,0,0,0,0,0,0,0,0,0,</text:p>
          </table:table-cell>
        </table:table-row>
        <table:table-row table:style-name="ro1">
          <table:table-cell table:formula="of:=COM.MICROSOFT.CONCAT([Distance.D13];&quot;,&quot;;[Distance.E13];&quot;,&quot;;[Distance.F13];&quot;,&quot;;[Distance.G13];&quot;,&quot;;[Distance.H13];&quot;,&quot;;[Distance.I13];&quot;,&quot;;[Distance.J13];&quot;,&quot;;[Distance.K13];&quot;,&quot;;[Distance.L13];&quot;,&quot;;[Distance.M13];&quot;,&quot;;[Distance.N13];&quot;,&quot;;[Distance.O13];&quot;,&quot;;[Distance.P13];&quot;,&quot;;[Distance.Q13];&quot;,&quot;;[Distance.R13];&quot;,&quot;;[Distance.S13];&quot;,&quot;;[Distance.T13];&quot;,&quot;;[Distance.U13];&quot;,&quot;;[Distance.V13];&quot;,&quot;;[Distance.W13];&quot;,&quot;;[Distance.X13];&quot;,&quot;;[Distance.Y13];&quot;,&quot;;[Distance.Z13];&quot;,&quot;;[Distance.AA13];&quot;,&quot;;[Distance.AB13];&quot;,&quot;)" office:value-type="string" office:string-value="0,0,0,0,0,0,0,0,0,50,0,0,0,0,0,0,0,500,0,0,0,0,0,0,0," calcext:value-type="string">
            <text:p>0,0,0,0,0,0,0,0,0,50,0,0,0,0,0,0,0,500,0,0,0,0,0,0,0,</text:p>
          </table:table-cell>
        </table:table-row>
        <table:table-row table:style-name="ro1">
          <table:table-cell table:formula="of:=COM.MICROSOFT.CONCAT([Distance.D14];&quot;,&quot;;[Distance.E14];&quot;,&quot;;[Distance.F14];&quot;,&quot;;[Distance.G14];&quot;,&quot;;[Distance.H14];&quot;,&quot;;[Distance.I14];&quot;,&quot;;[Distance.J14];&quot;,&quot;;[Distance.K14];&quot;,&quot;;[Distance.L14];&quot;,&quot;;[Distance.M14];&quot;,&quot;;[Distance.N14];&quot;,&quot;;[Distance.O14];&quot;,&quot;;[Distance.P14];&quot;,&quot;;[Distance.Q14];&quot;,&quot;;[Distance.R14];&quot;,&quot;;[Distance.S14];&quot;,&quot;;[Distance.T14];&quot;,&quot;;[Distance.U14];&quot;,&quot;;[Distance.V14];&quot;,&quot;;[Distance.W14];&quot;,&quot;;[Distance.X14];&quot;,&quot;;[Distance.Y14];&quot;,&quot;;[Distance.Z14];&quot;,&quot;;[Distance.AA14];&quot;,&quot;;[Distance.AB14];&quot;,&quot;)" office:value-type="string" office:string-value="365,0,0,0,0,0,0,0,0,0,0,0,0,0,0,0,0,0,0,0,0,0,0,0,0," calcext:value-type="string">
            <text:p>365,0,0,0,0,0,0,0,0,0,0,0,0,0,0,0,0,0,0,0,0,0,0,0,0,</text:p>
          </table:table-cell>
        </table:table-row>
        <table:table-row table:style-name="ro1">
          <table:table-cell table:formula="of:=COM.MICROSOFT.CONCAT([Distance.D15];&quot;,&quot;;[Distance.E15];&quot;,&quot;;[Distance.F15];&quot;,&quot;;[Distance.G15];&quot;,&quot;;[Distance.H15];&quot;,&quot;;[Distance.I15];&quot;,&quot;;[Distance.J15];&quot;,&quot;;[Distance.K15];&quot;,&quot;;[Distance.L15];&quot;,&quot;;[Distance.M15];&quot;,&quot;;[Distance.N15];&quot;,&quot;;[Distance.O15];&quot;,&quot;;[Distance.P15];&quot;,&quot;;[Distance.Q15];&quot;,&quot;;[Distance.R15];&quot;,&quot;;[Distance.S15];&quot;,&quot;;[Distance.T15];&quot;,&quot;;[Distance.U15];&quot;,&quot;;[Distance.V15];&quot;,&quot;;[Distance.W15];&quot;,&quot;;[Distance.X15];&quot;,&quot;;[Distance.Y15];&quot;,&quot;;[Distance.Z15];&quot;,&quot;;[Distance.AA15];&quot;,&quot;;[Distance.AB15];&quot;,&quot;)" office:value-type="string" office:string-value="120,0,0,0,0,0,0,0,0,60,0,0,0,10,70,0,0,0,0,0,0,0,0,0,0," calcext:value-type="string">
            <text:p>120,0,0,0,0,0,0,0,0,60,0,0,0,10,70,0,0,0,0,0,0,0,0,0,0,</text:p>
          </table:table-cell>
        </table:table-row>
        <table:table-row table:style-name="ro1">
          <table:table-cell table:formula="of:=COM.MICROSOFT.CONCAT([Distance.D16];&quot;,&quot;;[Distance.E16];&quot;,&quot;;[Distance.F16];&quot;,&quot;;[Distance.G16];&quot;,&quot;;[Distance.H16];&quot;,&quot;;[Distance.I16];&quot;,&quot;;[Distance.J16];&quot;,&quot;;[Distance.K16];&quot;,&quot;;[Distance.L16];&quot;,&quot;;[Distance.M16];&quot;,&quot;;[Distance.N16];&quot;,&quot;;[Distance.O16];&quot;,&quot;;[Distance.P16];&quot;,&quot;;[Distance.Q16];&quot;,&quot;;[Distance.R16];&quot;,&quot;;[Distance.S16];&quot;,&quot;;[Distance.T16];&quot;,&quot;;[Distance.U16];&quot;,&quot;;[Distance.V16];&quot;,&quot;;[Distance.W16];&quot;,&quot;;[Distance.X16];&quot;,&quot;;[Distance.Y16];&quot;,&quot;;[Distance.Z16];&quot;,&quot;;[Distance.AA16];&quot;,&quot;;[Distance.AB16];&quot;,&quot;)" office:value-type="string" office:string-value="0,0,0,0,0,0,0,0,0,0,0,0,10,0,0,0,0,0,0,0,0,0,0,0,0," calcext:value-type="string">
            <text:p>0,0,0,0,0,0,0,0,0,0,0,0,10,0,0,0,0,0,0,0,0,0,0,0,0,</text:p>
          </table:table-cell>
        </table:table-row>
        <table:table-row table:style-name="ro1">
          <table:table-cell table:formula="of:=COM.MICROSOFT.CONCAT([Distance.D17];&quot;,&quot;;[Distance.E17];&quot;,&quot;;[Distance.F17];&quot;,&quot;;[Distance.G17];&quot;,&quot;;[Distance.H17];&quot;,&quot;;[Distance.I17];&quot;,&quot;;[Distance.J17];&quot;,&quot;;[Distance.K17];&quot;,&quot;;[Distance.L17];&quot;,&quot;;[Distance.M17];&quot;,&quot;;[Distance.N17];&quot;,&quot;;[Distance.O17];&quot;,&quot;;[Distance.P17];&quot;,&quot;;[Distance.Q17];&quot;,&quot;;[Distance.R17];&quot;,&quot;;[Distance.S17];&quot;,&quot;;[Distance.T17];&quot;,&quot;;[Distance.U17];&quot;,&quot;;[Distance.V17];&quot;,&quot;;[Distance.W17];&quot;,&quot;;[Distance.X17];&quot;,&quot;;[Distance.Y17];&quot;,&quot;;[Distance.Z17];&quot;,&quot;;[Distance.AA17];&quot;,&quot;;[Distance.AB17];&quot;,&quot;)" office:value-type="string" office:string-value="0,0,0,0,0,0,0,0,0,0,0,0,70,0,0,0,0,0,0,0,0,0,0,0,0," calcext:value-type="string">
            <text:p>0,0,0,0,0,0,0,0,0,0,0,0,70,0,0,0,0,0,0,0,0,0,0,0,0,</text:p>
          </table:table-cell>
        </table:table-row>
        <table:table-row table:style-name="ro1">
          <table:table-cell table:formula="of:=COM.MICROSOFT.CONCAT([Distance.D18];&quot;,&quot;;[Distance.E18];&quot;,&quot;;[Distance.F18];&quot;,&quot;;[Distance.G18];&quot;,&quot;;[Distance.H18];&quot;,&quot;;[Distance.I18];&quot;,&quot;;[Distance.J18];&quot;,&quot;;[Distance.K18];&quot;,&quot;;[Distance.L18];&quot;,&quot;;[Distance.M18];&quot;,&quot;;[Distance.N18];&quot;,&quot;;[Distance.O18];&quot;,&quot;;[Distance.P18];&quot;,&quot;;[Distance.Q18];&quot;,&quot;;[Distance.R18];&quot;,&quot;;[Distance.S18];&quot;,&quot;;[Distance.T18];&quot;,&quot;;[Distance.U18];&quot;,&quot;;[Distance.V18];&quot;,&quot;;[Distance.W18];&quot;,&quot;;[Distance.X18];&quot;,&quot;;[Distance.Y18];&quot;,&quot;;[Distance.Z18];&quot;,&quot;;[Distance.AA18];&quot;,&quot;;[Distance.AB18];&quot;,&quot;)" office:value-type="string" office:string-value="50,0,0,0,0,0,0,0,0,0,0,0,0,0,0,0,0,0,0,0,0,0,0,0,0," calcext:value-type="string">
            <text:p>50,0,0,0,0,0,0,0,0,0,0,0,0,0,0,0,0,0,0,0,0,0,0,0,0,</text:p>
          </table:table-cell>
        </table:table-row>
        <table:table-row table:style-name="ro1">
          <table:table-cell table:formula="of:=COM.MICROSOFT.CONCAT([Distance.D19];&quot;,&quot;;[Distance.E19];&quot;,&quot;;[Distance.F19];&quot;,&quot;;[Distance.G19];&quot;,&quot;;[Distance.H19];&quot;,&quot;;[Distance.I19];&quot;,&quot;;[Distance.J19];&quot;,&quot;;[Distance.K19];&quot;,&quot;;[Distance.L19];&quot;,&quot;;[Distance.M19];&quot;,&quot;;[Distance.N19];&quot;,&quot;;[Distance.O19];&quot;,&quot;;[Distance.P19];&quot;,&quot;;[Distance.Q19];&quot;,&quot;;[Distance.R19];&quot;,&quot;;[Distance.S19];&quot;,&quot;;[Distance.T19];&quot;,&quot;;[Distance.U19];&quot;,&quot;;[Distance.V19];&quot;,&quot;;[Distance.W19];&quot;,&quot;;[Distance.X19];&quot;,&quot;;[Distance.Y19];&quot;,&quot;;[Distance.Z19];&quot;,&quot;;[Distance.AA19];&quot;,&quot;;[Distance.AB19];&quot;,&quot;)" office:value-type="string" office:string-value="50,0,0,0,20,30,0,0,0,0,0,0,0,0,0,0,0,0,0,0,0,0,0,0,0," calcext:value-type="string">
            <text:p>50,0,0,0,20,30,0,0,0,0,0,0,0,0,0,0,0,0,0,0,0,0,0,0,0,</text:p>
          </table:table-cell>
        </table:table-row>
        <table:table-row table:style-name="ro1">
          <table:table-cell table:formula="of:=COM.MICROSOFT.CONCAT([Distance.D20];&quot;,&quot;;[Distance.E20];&quot;,&quot;;[Distance.F20];&quot;,&quot;;[Distance.G20];&quot;,&quot;;[Distance.H20];&quot;,&quot;;[Distance.I20];&quot;,&quot;;[Distance.J20];&quot;,&quot;;[Distance.K20];&quot;,&quot;;[Distance.L20];&quot;,&quot;;[Distance.M20];&quot;,&quot;;[Distance.N20];&quot;,&quot;;[Distance.O20];&quot;,&quot;;[Distance.P20];&quot;,&quot;;[Distance.Q20];&quot;,&quot;;[Distance.R20];&quot;,&quot;;[Distance.S20];&quot;,&quot;;[Distance.T20];&quot;,&quot;;[Distance.U20];&quot;,&quot;;[Distance.V20];&quot;,&quot;;[Distance.W20];&quot;,&quot;;[Distance.X20];&quot;,&quot;;[Distance.Y20];&quot;,&quot;;[Distance.Z20];&quot;,&quot;;[Distance.AA20];&quot;,&quot;;[Distance.AB20];&quot;,&quot;)" office:value-type="string" office:string-value="0,0,0,0,0,0,0,0,0,0,500,0,0,0,0,0,0,0,150,0,0,95,0,0,0," calcext:value-type="string">
            <text:p>0,0,0,0,0,0,0,0,0,0,500,0,0,0,0,0,0,0,150,0,0,95,0,0,0,</text:p>
          </table:table-cell>
        </table:table-row>
        <table:table-row table:style-name="ro1">
          <table:table-cell table:formula="of:=COM.MICROSOFT.CONCAT([Distance.D21];&quot;,&quot;;[Distance.E21];&quot;,&quot;;[Distance.F21];&quot;,&quot;;[Distance.G21];&quot;,&quot;;[Distance.H21];&quot;,&quot;;[Distance.I21];&quot;,&quot;;[Distance.J21];&quot;,&quot;;[Distance.K21];&quot;,&quot;;[Distance.L21];&quot;,&quot;;[Distance.M21];&quot;,&quot;;[Distance.N21];&quot;,&quot;;[Distance.O21];&quot;,&quot;;[Distance.P21];&quot;,&quot;;[Distance.Q21];&quot;,&quot;;[Distance.R21];&quot;,&quot;;[Distance.S21];&quot;,&quot;;[Distance.T21];&quot;,&quot;;[Distance.U21];&quot;,&quot;;[Distance.V21];&quot;,&quot;;[Distance.W21];&quot;,&quot;;[Distance.X21];&quot;,&quot;;[Distance.Y21];&quot;,&quot;;[Distance.Z21];&quot;,&quot;;[Distance.AA21];&quot;,&quot;;[Distance.AB21];&quot;,&quot;)" office:value-type="string" office:string-value="0,0,0,0,0,0,0,0,0,0,0,0,0,0,0,0,0,150,0,80,250,180,195,0,0," calcext:value-type="string">
            <text:p>0,0,0,0,0,0,0,0,0,0,0,0,0,0,0,0,0,150,0,80,250,180,195,0,0,</text:p>
          </table:table-cell>
        </table:table-row>
        <table:table-row table:style-name="ro1">
          <table:table-cell table:formula="of:=COM.MICROSOFT.CONCAT([Distance.D22];&quot;,&quot;;[Distance.E22];&quot;,&quot;;[Distance.F22];&quot;,&quot;;[Distance.G22];&quot;,&quot;;[Distance.H22];&quot;,&quot;;[Distance.I22];&quot;,&quot;;[Distance.J22];&quot;,&quot;;[Distance.K22];&quot;,&quot;;[Distance.L22];&quot;,&quot;;[Distance.M22];&quot;,&quot;;[Distance.N22];&quot;,&quot;;[Distance.O22];&quot;,&quot;;[Distance.P22];&quot;,&quot;;[Distance.Q22];&quot;,&quot;;[Distance.R22];&quot;,&quot;;[Distance.S22];&quot;,&quot;;[Distance.T22];&quot;,&quot;;[Distance.U22];&quot;,&quot;;[Distance.V22];&quot;,&quot;;[Distance.W22];&quot;,&quot;;[Distance.X22];&quot;,&quot;;[Distance.Y22];&quot;,&quot;;[Distance.Z22];&quot;,&quot;;[Distance.AA22];&quot;,&quot;;[Distance.AB22];&quot;,&quot;)" office:value-type="string" office:string-value="0,0,0,0,0,0,0,0,0,0,0,0,0,0,0,0,0,0,80,0,200,0,0,0,0," calcext:value-type="string">
            <text:p>0,0,0,0,0,0,0,0,0,0,0,0,0,0,0,0,0,0,80,0,200,0,0,0,0,</text:p>
          </table:table-cell>
        </table:table-row>
        <table:table-row table:style-name="ro1">
          <table:table-cell table:formula="of:=COM.MICROSOFT.CONCAT([Distance.D23];&quot;,&quot;;[Distance.E23];&quot;,&quot;;[Distance.F23];&quot;,&quot;;[Distance.G23];&quot;,&quot;;[Distance.H23];&quot;,&quot;;[Distance.I23];&quot;,&quot;;[Distance.J23];&quot;,&quot;;[Distance.K23];&quot;,&quot;;[Distance.L23];&quot;,&quot;;[Distance.M23];&quot;,&quot;;[Distance.N23];&quot;,&quot;;[Distance.O23];&quot;,&quot;;[Distance.P23];&quot;,&quot;;[Distance.Q23];&quot;,&quot;;[Distance.R23];&quot;,&quot;;[Distance.S23];&quot;,&quot;;[Distance.T23];&quot;,&quot;;[Distance.U23];&quot;,&quot;;[Distance.V23];&quot;,&quot;;[Distance.W23];&quot;,&quot;;[Distance.X23];&quot;,&quot;;[Distance.Y23];&quot;,&quot;;[Distance.Z23];&quot;,&quot;;[Distance.AA23];&quot;,&quot;;[Distance.AB23];&quot;,&quot;)" office:value-type="string" office:string-value="0,0,0,0,0,0,0,0,0,0,0,0,0,0,0,0,0,0,250,200,0,0,0,0,0," calcext:value-type="string">
            <text:p>0,0,0,0,0,0,0,0,0,0,0,0,0,0,0,0,0,0,250,200,0,0,0,0,0,</text:p>
          </table:table-cell>
        </table:table-row>
        <table:table-row table:style-name="ro1">
          <table:table-cell table:formula="of:=COM.MICROSOFT.CONCAT([Distance.D24];&quot;,&quot;;[Distance.E24];&quot;,&quot;;[Distance.F24];&quot;,&quot;;[Distance.G24];&quot;,&quot;;[Distance.H24];&quot;,&quot;;[Distance.I24];&quot;,&quot;;[Distance.J24];&quot;,&quot;;[Distance.K24];&quot;,&quot;;[Distance.L24];&quot;,&quot;;[Distance.M24];&quot;,&quot;;[Distance.N24];&quot;,&quot;;[Distance.O24];&quot;,&quot;;[Distance.P24];&quot;,&quot;;[Distance.Q24];&quot;,&quot;;[Distance.R24];&quot;,&quot;;[Distance.S24];&quot;,&quot;;[Distance.T24];&quot;,&quot;;[Distance.U24];&quot;,&quot;;[Distance.V24];&quot;,&quot;;[Distance.W24];&quot;,&quot;;[Distance.X24];&quot;,&quot;;[Distance.Y24];&quot;,&quot;;[Distance.Z24];&quot;,&quot;;[Distance.AA24];&quot;,&quot;;[Distance.AB24];&quot;,&quot;)" office:value-type="string" office:string-value="0,0,0,0,0,0,0,0,0,0,0,0,0,0,0,0,0,95,180,0,0,0,100,220,0," calcext:value-type="string">
            <text:p>0,0,0,0,0,0,0,0,0,0,0,0,0,0,0,0,0,95,180,0,0,0,100,220,0,</text:p>
          </table:table-cell>
        </table:table-row>
        <table:table-row table:style-name="ro1">
          <table:table-cell table:formula="of:=COM.MICROSOFT.CONCAT([Distance.D25];&quot;,&quot;;[Distance.E25];&quot;,&quot;;[Distance.F25];&quot;,&quot;;[Distance.G25];&quot;,&quot;;[Distance.H25];&quot;,&quot;;[Distance.I25];&quot;,&quot;;[Distance.J25];&quot;,&quot;;[Distance.K25];&quot;,&quot;;[Distance.L25];&quot;,&quot;;[Distance.M25];&quot;,&quot;;[Distance.N25];&quot;,&quot;;[Distance.O25];&quot;,&quot;;[Distance.P25];&quot;,&quot;;[Distance.Q25];&quot;,&quot;;[Distance.R25];&quot;,&quot;;[Distance.S25];&quot;,&quot;;[Distance.T25];&quot;,&quot;;[Distance.U25];&quot;,&quot;;[Distance.V25];&quot;,&quot;;[Distance.W25];&quot;,&quot;;[Distance.X25];&quot;,&quot;;[Distance.Y25];&quot;,&quot;;[Distance.Z25];&quot;,&quot;;[Distance.AA25];&quot;,&quot;;[Distance.AB25];&quot;,&quot;)" office:value-type="string" office:string-value="0,0,0,0,0,0,0,0,0,0,0,0,0,0,0,0,0,0,195,0,0,100,0,0,390," calcext:value-type="string">
            <text:p>0,0,0,0,0,0,0,0,0,0,0,0,0,0,0,0,0,0,195,0,0,100,0,0,390,</text:p>
          </table:table-cell>
        </table:table-row>
        <table:table-row table:style-name="ro1">
          <table:table-cell table:formula="of:=COM.MICROSOFT.CONCAT([Distance.D26];&quot;,&quot;;[Distance.E26];&quot;,&quot;;[Distance.F26];&quot;,&quot;;[Distance.G26];&quot;,&quot;;[Distance.H26];&quot;,&quot;;[Distance.I26];&quot;,&quot;;[Distance.J26];&quot;,&quot;;[Distance.K26];&quot;,&quot;;[Distance.L26];&quot;,&quot;;[Distance.M26];&quot;,&quot;;[Distance.N26];&quot;,&quot;;[Distance.O26];&quot;,&quot;;[Distance.P26];&quot;,&quot;;[Distance.Q26];&quot;,&quot;;[Distance.R26];&quot;,&quot;;[Distance.S26];&quot;,&quot;;[Distance.T26];&quot;,&quot;;[Distance.U26];&quot;,&quot;;[Distance.V26];&quot;,&quot;;[Distance.W26];&quot;,&quot;;[Distance.X26];&quot;,&quot;;[Distance.Y26];&quot;,&quot;;[Distance.Z26];&quot;,&quot;;[Distance.AA26];&quot;,&quot;;[Distance.AB26];&quot;,&quot;)" office:value-type="string" office:string-value="0,0,0,0,0,0,0,0,0,0,0,0,0,0,0,0,0,0,0,0,0,220,0,0,0," calcext:value-type="string">
            <text:p>0,0,0,0,0,0,0,0,0,0,0,0,0,0,0,0,0,0,0,0,0,220,0,0,0,</text:p>
          </table:table-cell>
        </table:table-row>
        <table:table-row table:style-name="ro1">
          <table:table-cell table:formula="of:=COM.MICROSOFT.CONCAT([Distance.D27];&quot;,&quot;;[Distance.E27];&quot;,&quot;;[Distance.F27];&quot;,&quot;;[Distance.G27];&quot;,&quot;;[Distance.H27];&quot;,&quot;;[Distance.I27];&quot;,&quot;;[Distance.J27];&quot;,&quot;;[Distance.K27];&quot;,&quot;;[Distance.L27];&quot;,&quot;;[Distance.M27];&quot;,&quot;;[Distance.N27];&quot;,&quot;;[Distance.O27];&quot;,&quot;;[Distance.P27];&quot;,&quot;;[Distance.Q27];&quot;,&quot;;[Distance.R27];&quot;,&quot;;[Distance.S27];&quot;,&quot;;[Distance.T27];&quot;,&quot;;[Distance.U27];&quot;,&quot;;[Distance.V27];&quot;,&quot;;[Distance.W27];&quot;,&quot;;[Distance.X27];&quot;,&quot;;[Distance.Y27];&quot;,&quot;;[Distance.Z27];&quot;,&quot;;[Distance.AA27];&quot;,&quot;;[Distance.AB27])" office:value-type="string" office:string-value="0,0,0,0,0,0,0,0,0,0,0,0,0,0,0,0,0,0,0,0,0,0,390,0,0" calcext:value-type="string">
            <text:p>0,0,0,0,0,0,0,0,0,0,0,0,0,0,0,0,0,0,0,0,0,0,390,0,0</text:p>
          </table:table-cell>
        </table:table-row>
      </table:table>
      <table:named-expressions/>
      <table:database-ranges>
        <table:database-range table:name="__Anonymous_Sheet_DB__4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22:22:13.871424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7-12T01:54:05.334491173</dc:date>
    <meta:editing-duration>P4DT1H50M43S</meta:editing-duration>
    <meta:editing-cycles>93</meta:editing-cycles>
    <meta:generator>LibreOffice/6.2.4.2$MacOSX_X86_64 LibreOffice_project/2412653d852ce75f65fbfa83fb7e7b669a126d64</meta:generator>
    <meta:document-statistic meta:table-count="8" meta:cell-count="2572" meta:object-count="0"/>
  </office:meta>
</office:document-meta>
</file>